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378cm"/>
    </style:style>
    <style:style style:name="co3" style:family="table-column">
      <style:table-column-properties fo:break-before="auto" style:column-width="3.02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" style:family="table-cell" style:parent-style-name="Default"/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5" style:family="table-cell" style:parent-style-name="Default">
      <style:text-properties fo:font-size="10pt" style:font-size-asian="10pt" style:font-size-complex="10pt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2" style:family="table-cell" style:parent-style-name="Default" style:data-style-name="N100"/>
    <style:style style:name="ce8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0pt" style:font-size-asian="10pt" style:font-size-complex="10pt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max-width="12cm" fo:min-height="2.37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a_extref" style:family="table">
      <style:table-properties table:display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Noto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Average" table:style-name="ta1">
        <table:table-column table:style-name="co1" table:number-columns-repeated="5" table:default-cell-style-name="ce5"/>
        <table:table-column table:style-name="co1" table:default-cell-style-name="ce2"/>
        <table:table-column table:style-name="co1" table:number-columns-repeated="3" table:default-cell-style-name="ce5"/>
        <table:table-row table:style-name="ro1">
          <table:table-cell table:style-name="ce4" office:value-type="string" calcext:value-type="string" table:number-columns-spanned="6" table:number-rows-spanned="1">
            <office:annotation draw:style-name="gr1" draw:text-style-name="P2" svg:width="2.899cm" svg:height="2.571cm" svg:x="14.147cm" svg:y="0cm" draw:caption-point-x="-0.61cm" draw:caption-point-y="0.01cm">
              <dc:date>2024-04-16T00:00:00</dc:date>
              <text:p text:style-name="P1"><text:span text:style-name="T1">Ignore # of samples and last 4 columns as we don’t do analaysis on those data</text:span></text:p>
            </office:annotation>
            <text:p>5 runs combined</text:p>
          </table:table-cell>
          <table:covered-table-cell table:number-columns-repeated="5" table:style-name="ce6"/>
          <table:table-cell table:style-name="ce8" office:value-type="string" calcext:value-type="string" table:number-columns-spanned="3" table:number-rows-spanned="1">
            <text:p>95% Confidence Interval</text:p>
          </table:table-cell>
          <table:covered-table-cell table:number-columns-repeated="2"/>
        </table:table-row>
        <table:table-row table:style-name="ro1">
          <table:table-cell office:value-type="string" calcext:value-type="string">
            <text:p>Label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Std. Dev.</text:p>
          </table:table-cell>
          <table:table-cell table:style-name="ce5" office:value-type="string" calcext:value-type="string">
            <text:p>Error %</text:p>
          </table:table-cell>
          <table:table-cell office:value-type="string" calcext:value-type="string">
            <text:p>Z-score</text:p>
          </table:table-cell>
          <table:table-cell office:value-type="string" calcext:value-type="string">
            <text:p>Lower Bound</text:p>
          </table:table-cell>
          <table:table-cell office:value-type="string" calcext:value-type="string">
            <text:p>Upper Bound</text:p>
          </table:table-cell>
        </table:table-row>
        <table:table-row table:style-name="ro1">
          <table:table-cell office:value-type="string" calcext:value-type="string">
            <text:p>Home</text:p>
          </table:table-cell>
          <table:table-cell table:formula="of:=AVERAGE(['file:///home/fdil/Documents/ufc/SENG533/test/JmeterResults/n100/n100_Average.ods'#$Data.C3]; ['file:///home/fdil/Documents/ufc/SENG533/test/JmeterResults/n100/n100_Average.ods'#$Data.C14]; ['file:///home/fdil/Documents/ufc/SENG533/test/JmeterResults/n100/n100_Average.ods'#$Data.C25]; ['file:///home/fdil/Documents/ufc/SENG533/test/JmeterResults/n100/n100_Average.ods'#$Data.C36]; ['file:///home/fdil/Documents/ufc/SENG533/test/JmeterResults/n100/n100_Average.ods'#$Data.C47])" office:value-type="float" office:value="1514.2" calcext:value-type="float">
            <text:p>1514.2</text:p>
          </table:table-cell>
          <table:table-cell table:formula="of:=MIN(['file:///home/fdil/Documents/ufc/SENG533/test/JmeterResults/n100/n100_Average.ods'#$Data.D3]; ['file:///home/fdil/Documents/ufc/SENG533/test/JmeterResults/n100/n100_Average.ods'#$Data.D14]; ['file:///home/fdil/Documents/ufc/SENG533/test/JmeterResults/n100/n100_Average.ods'#$Data.D25]; ['file:///home/fdil/Documents/ufc/SENG533/test/JmeterResults/n100/n100_Average.ods'#$Data.D36]; ['file:///home/fdil/Documents/ufc/SENG533/test/JmeterResults/n100/n100_Average.ods'#$Data.D47])" office:value-type="float" office:value="33" calcext:value-type="float">
            <text:p>33</text:p>
          </table:table-cell>
          <table:table-cell table:formula="of:=MAX(['file:///home/fdil/Documents/ufc/SENG533/test/JmeterResults/n100/n100_Average.ods'#$Data.E3]; ['file:///home/fdil/Documents/ufc/SENG533/test/JmeterResults/n100/n100_Average.ods'#$Data.E14]; ['file:///home/fdil/Documents/ufc/SENG533/test/JmeterResults/n100/n100_Average.ods'#$Data.E25]; ['file:///home/fdil/Documents/ufc/SENG533/test/JmeterResults/n100/n100_Average.ods'#$Data.E36]; ['file:///home/fdil/Documents/ufc/SENG533/test/JmeterResults/n100/n100_Average.ods'#$Data.E47])" office:value-type="float" office:value="15490" calcext:value-type="float">
            <text:p>15490</text:p>
          </table:table-cell>
          <table:table-cell table:formula="of:=STDEV(['file:///home/fdil/Documents/ufc/SENG533/test/JmeterResults/n100/n100_Average.ods'#$Data.C3]; ['file:///home/fdil/Documents/ufc/SENG533/test/JmeterResults/n100/n100_Average.ods'#$Data.C14]; ['file:///home/fdil/Documents/ufc/SENG533/test/JmeterResults/n100/n100_Average.ods'#$Data.C25]; ['file:///home/fdil/Documents/ufc/SENG533/test/JmeterResults/n100/n100_Average.ods'#$Data.C36]; ['file:///home/fdil/Documents/ufc/SENG533/test/JmeterResults/n100/n100_Average.ods'#$Data.C47])/SQRT(5)" office:value-type="float" office:value="178.118892877763" calcext:value-type="float">
            <text:p>178.118892877763</text:p>
          </table:table-cell>
          <table:table-cell office:value-type="string" calcext:value-type="string">
            <text:p>0.000%</text:p>
          </table:table-cell>
          <table:table-cell office:value-type="float" office:value="1.96" calcext:value-type="float">
            <text:p>1.96</text:p>
          </table:table-cell>
          <table:table-cell table:formula="of:=[.B3] - [.G3]*[.E3]" office:value-type="float" office:value="1165.08696995958" calcext:value-type="float">
            <text:p>1165.08696995958</text:p>
          </table:table-cell>
          <table:table-cell table:formula="of:=[.B3] + [.G3]*[.E3]" office:value-type="float" office:value="1863.31303004042" calcext:value-type="float">
            <text:p>1863.31303004042</text:p>
          </table:table-cell>
        </table:table-row>
        <table:table-row table:style-name="ro1">
          <table:table-cell office:value-type="string" calcext:value-type="string">
            <text:p>Login</text:p>
          </table:table-cell>
          <table:table-cell table:formula="of:=AVERAGE(['file:///home/fdil/Documents/ufc/SENG533/test/JmeterResults/n100/n100_Average.ods'#$Data.C4]; ['file:///home/fdil/Documents/ufc/SENG533/test/JmeterResults/n100/n100_Average.ods'#$Data.C15]; ['file:///home/fdil/Documents/ufc/SENG533/test/JmeterResults/n100/n100_Average.ods'#$Data.C26]; ['file:///home/fdil/Documents/ufc/SENG533/test/JmeterResults/n100/n100_Average.ods'#$Data.C37]; ['file:///home/fdil/Documents/ufc/SENG533/test/JmeterResults/n100/n100_Average.ods'#$Data.C48])" office:value-type="float" office:value="1621.8" calcext:value-type="float">
            <text:p>1621.8</text:p>
          </table:table-cell>
          <table:table-cell table:formula="of:=MIN(['file:///home/fdil/Documents/ufc/SENG533/test/JmeterResults/n100/n100_Average.ods'#$Data.D4]; ['file:///home/fdil/Documents/ufc/SENG533/test/JmeterResults/n100/n100_Average.ods'#$Data.D15]; ['file:///home/fdil/Documents/ufc/SENG533/test/JmeterResults/n100/n100_Average.ods'#$Data.D26]; ['file:///home/fdil/Documents/ufc/SENG533/test/JmeterResults/n100/n100_Average.ods'#$Data.D37]; ['file:///home/fdil/Documents/ufc/SENG533/test/JmeterResults/n100/n100_Average.ods'#$Data.D48])" office:value-type="float" office:value="51" calcext:value-type="float">
            <text:p>51</text:p>
          </table:table-cell>
          <table:table-cell table:formula="of:=MAX(['file:///home/fdil/Documents/ufc/SENG533/test/JmeterResults/n100/n100_Average.ods'#$Data.E4]; ['file:///home/fdil/Documents/ufc/SENG533/test/JmeterResults/n100/n100_Average.ods'#$Data.E15]; ['file:///home/fdil/Documents/ufc/SENG533/test/JmeterResults/n100/n100_Average.ods'#$Data.E26]; ['file:///home/fdil/Documents/ufc/SENG533/test/JmeterResults/n100/n100_Average.ods'#$Data.E37]; ['file:///home/fdil/Documents/ufc/SENG533/test/JmeterResults/n100/n100_Average.ods'#$Data.E48])" office:value-type="float" office:value="15884" calcext:value-type="float">
            <text:p>15884</text:p>
          </table:table-cell>
          <table:table-cell table:formula="of:=STDEV(['file:///home/fdil/Documents/ufc/SENG533/test/JmeterResults/n100/n100_Average.ods'#$Data.C4]; ['file:///home/fdil/Documents/ufc/SENG533/test/JmeterResults/n100/n100_Average.ods'#$Data.C15]; ['file:///home/fdil/Documents/ufc/SENG533/test/JmeterResults/n100/n100_Average.ods'#$Data.C26]; ['file:///home/fdil/Documents/ufc/SENG533/test/JmeterResults/n100/n100_Average.ods'#$Data.C37]; ['file:///home/fdil/Documents/ufc/SENG533/test/JmeterResults/n100/n100_Average.ods'#$Data.C48])/SQRT(5)" office:value-type="float" office:value="196.112569714437" calcext:value-type="float">
            <text:p>196.112569714437</text:p>
          </table:table-cell>
          <table:table-cell office:value-type="string" calcext:value-type="string">
            <text:p>0.000%</text:p>
          </table:table-cell>
          <table:table-cell office:value-type="float" office:value="1.96" calcext:value-type="float">
            <text:p>1.96</text:p>
          </table:table-cell>
          <table:table-cell table:formula="of:=[.B4] - [.G4]*[.E4]" office:value-type="float" office:value="1237.4193633597" calcext:value-type="float">
            <text:p>1237.4193633597</text:p>
          </table:table-cell>
          <table:table-cell table:formula="of:=[.B4] + [.G4]*[.E4]" office:value-type="float" office:value="2006.1806366403" calcext:value-type="float">
            <text:p>2006.1806366403</text:p>
          </table:table-cell>
        </table:table-row>
        <table:table-row table:style-name="ro1">
          <table:table-cell office:value-type="string" calcext:value-type="string">
            <text:p>List Products</text:p>
          </table:table-cell>
          <table:table-cell table:formula="of:=AVERAGE(['file:///home/fdil/Documents/ufc/SENG533/test/JmeterResults/n100/n100_Average.ods'#$Data.C5]; ['file:///home/fdil/Documents/ufc/SENG533/test/JmeterResults/n100/n100_Average.ods'#$Data.C16]; ['file:///home/fdil/Documents/ufc/SENG533/test/JmeterResults/n100/n100_Average.ods'#$Data.C27]; ['file:///home/fdil/Documents/ufc/SENG533/test/JmeterResults/n100/n100_Average.ods'#$Data.C38]; ['file:///home/fdil/Documents/ufc/SENG533/test/JmeterResults/n100/n100_Average.ods'#$Data.C49])" office:value-type="float" office:value="1083.2" calcext:value-type="float">
            <text:p>1083.2</text:p>
          </table:table-cell>
          <table:table-cell table:formula="of:=MIN(['file:///home/fdil/Documents/ufc/SENG533/test/JmeterResults/n100/n100_Average.ods'#$Data.D5]; ['file:///home/fdil/Documents/ufc/SENG533/test/JmeterResults/n100/n100_Average.ods'#$Data.D16]; ['file:///home/fdil/Documents/ufc/SENG533/test/JmeterResults/n100/n100_Average.ods'#$Data.D27]; ['file:///home/fdil/Documents/ufc/SENG533/test/JmeterResults/n100/n100_Average.ods'#$Data.D38]; ['file:///home/fdil/Documents/ufc/SENG533/test/JmeterResults/n100/n100_Average.ods'#$Data.D49])" office:value-type="float" office:value="35" calcext:value-type="float">
            <text:p>35</text:p>
          </table:table-cell>
          <table:table-cell table:formula="of:=MAX(['file:///home/fdil/Documents/ufc/SENG533/test/JmeterResults/n100/n100_Average.ods'#$Data.E5]; ['file:///home/fdil/Documents/ufc/SENG533/test/JmeterResults/n100/n100_Average.ods'#$Data.E16]; ['file:///home/fdil/Documents/ufc/SENG533/test/JmeterResults/n100/n100_Average.ods'#$Data.E27]; ['file:///home/fdil/Documents/ufc/SENG533/test/JmeterResults/n100/n100_Average.ods'#$Data.E38]; ['file:///home/fdil/Documents/ufc/SENG533/test/JmeterResults/n100/n100_Average.ods'#$Data.E49])" office:value-type="float" office:value="14743" calcext:value-type="float">
            <text:p>14743</text:p>
          </table:table-cell>
          <table:table-cell table:formula="of:=STDEV(['file:///home/fdil/Documents/ufc/SENG533/test/JmeterResults/n100/n100_Average.ods'#$Data.C5]; ['file:///home/fdil/Documents/ufc/SENG533/test/JmeterResults/n100/n100_Average.ods'#$Data.C16]; ['file:///home/fdil/Documents/ufc/SENG533/test/JmeterResults/n100/n100_Average.ods'#$Data.C27]; ['file:///home/fdil/Documents/ufc/SENG533/test/JmeterResults/n100/n100_Average.ods'#$Data.C38]; ['file:///home/fdil/Documents/ufc/SENG533/test/JmeterResults/n100/n100_Average.ods'#$Data.C49])/SQRT(5)" office:value-type="float" office:value="150.193009158216" calcext:value-type="float">
            <text:p>150.193009158216</text:p>
          </table:table-cell>
          <table:table-cell office:value-type="string" calcext:value-type="string">
            <text:p>0.000%</text:p>
          </table:table-cell>
          <table:table-cell office:value-type="float" office:value="1.96" calcext:value-type="float">
            <text:p>1.96</text:p>
          </table:table-cell>
          <table:table-cell table:formula="of:=[.B5] - [.G5]*[.E5]" office:value-type="float" office:value="788.821702049896" calcext:value-type="float">
            <text:p>788.821702049896</text:p>
          </table:table-cell>
          <table:table-cell table:formula="of:=[.B5] + [.G5]*[.E5]" office:value-type="float" office:value="1377.5782979501" calcext:value-type="float">
            <text:p>1377.5782979501</text:p>
          </table:table-cell>
        </table:table-row>
        <table:table-row table:style-name="ro1">
          <table:table-cell office:value-type="string" calcext:value-type="string">
            <text:p>Look at Product</text:p>
          </table:table-cell>
          <table:table-cell table:formula="of:=AVERAGE(['file:///home/fdil/Documents/ufc/SENG533/test/JmeterResults/n100/n100_Average.ods'#$Data.C6]; ['file:///home/fdil/Documents/ufc/SENG533/test/JmeterResults/n100/n100_Average.ods'#$Data.C17]; ['file:///home/fdil/Documents/ufc/SENG533/test/JmeterResults/n100/n100_Average.ods'#$Data.C28]; ['file:///home/fdil/Documents/ufc/SENG533/test/JmeterResults/n100/n100_Average.ods'#$Data.C39]; ['file:///home/fdil/Documents/ufc/SENG533/test/JmeterResults/n100/n100_Average.ods'#$Data.C50])" office:value-type="float" office:value="1136" calcext:value-type="float">
            <text:p>1136</text:p>
          </table:table-cell>
          <table:table-cell table:formula="of:=MIN(['file:///home/fdil/Documents/ufc/SENG533/test/JmeterResults/n100/n100_Average.ods'#$Data.D6]; ['file:///home/fdil/Documents/ufc/SENG533/test/JmeterResults/n100/n100_Average.ods'#$Data.D17]; ['file:///home/fdil/Documents/ufc/SENG533/test/JmeterResults/n100/n100_Average.ods'#$Data.D28]; ['file:///home/fdil/Documents/ufc/SENG533/test/JmeterResults/n100/n100_Average.ods'#$Data.D39]; ['file:///home/fdil/Documents/ufc/SENG533/test/JmeterResults/n100/n100_Average.ods'#$Data.D50])" office:value-type="float" office:value="63" calcext:value-type="float">
            <text:p>63</text:p>
          </table:table-cell>
          <table:table-cell table:formula="of:=MAX(['file:///home/fdil/Documents/ufc/SENG533/test/JmeterResults/n100/n100_Average.ods'#$Data.E6]; ['file:///home/fdil/Documents/ufc/SENG533/test/JmeterResults/n100/n100_Average.ods'#$Data.E17]; ['file:///home/fdil/Documents/ufc/SENG533/test/JmeterResults/n100/n100_Average.ods'#$Data.E28]; ['file:///home/fdil/Documents/ufc/SENG533/test/JmeterResults/n100/n100_Average.ods'#$Data.E39]; ['file:///home/fdil/Documents/ufc/SENG533/test/JmeterResults/n100/n100_Average.ods'#$Data.E50])" office:value-type="float" office:value="14365" calcext:value-type="float">
            <text:p>14365</text:p>
          </table:table-cell>
          <table:table-cell table:formula="of:=STDEV(['file:///home/fdil/Documents/ufc/SENG533/test/JmeterResults/n100/n100_Average.ods'#$Data.C6]; ['file:///home/fdil/Documents/ufc/SENG533/test/JmeterResults/n100/n100_Average.ods'#$Data.C17]; ['file:///home/fdil/Documents/ufc/SENG533/test/JmeterResults/n100/n100_Average.ods'#$Data.C28]; ['file:///home/fdil/Documents/ufc/SENG533/test/JmeterResults/n100/n100_Average.ods'#$Data.C39]; ['file:///home/fdil/Documents/ufc/SENG533/test/JmeterResults/n100/n100_Average.ods'#$Data.C50])/SQRT(5)" office:value-type="float" office:value="184.644523341474" calcext:value-type="float">
            <text:p>184.644523341474</text:p>
          </table:table-cell>
          <table:table-cell office:value-type="string" calcext:value-type="string">
            <text:p>0.000%</text:p>
          </table:table-cell>
          <table:table-cell office:value-type="float" office:value="1.96" calcext:value-type="float">
            <text:p>1.96</text:p>
          </table:table-cell>
          <table:table-cell table:formula="of:=[.B6] - [.G6]*[.E6]" office:value-type="float" office:value="774.096734250712" calcext:value-type="float">
            <text:p>774.096734250712</text:p>
          </table:table-cell>
          <table:table-cell table:formula="of:=[.B6] + [.G6]*[.E6]" office:value-type="float" office:value="1497.90326574929" calcext:value-type="float">
            <text:p>1497.90326574929</text:p>
          </table:table-cell>
        </table:table-row>
        <table:table-row table:style-name="ro1">
          <table:table-cell office:value-type="string" calcext:value-type="string">
            <text:p>Add Product to Cart</text:p>
          </table:table-cell>
          <table:table-cell table:formula="of:=AVERAGE(['file:///home/fdil/Documents/ufc/SENG533/test/JmeterResults/n100/n100_Average.ods'#$Data.C7]; ['file:///home/fdil/Documents/ufc/SENG533/test/JmeterResults/n100/n100_Average.ods'#$Data.C18]; ['file:///home/fdil/Documents/ufc/SENG533/test/JmeterResults/n100/n100_Average.ods'#$Data.C29]; ['file:///home/fdil/Documents/ufc/SENG533/test/JmeterResults/n100/n100_Average.ods'#$Data.C40]; ['file:///home/fdil/Documents/ufc/SENG533/test/JmeterResults/n100/n100_Average.ods'#$Data.C51])" office:value-type="float" office:value="1823.4" calcext:value-type="float">
            <text:p>1823.4</text:p>
          </table:table-cell>
          <table:table-cell table:formula="of:=MIN(['file:///home/fdil/Documents/ufc/SENG533/test/JmeterResults/n100/n100_Average.ods'#$Data.D7]; ['file:///home/fdil/Documents/ufc/SENG533/test/JmeterResults/n100/n100_Average.ods'#$Data.D18]; ['file:///home/fdil/Documents/ufc/SENG533/test/JmeterResults/n100/n100_Average.ods'#$Data.D29]; ['file:///home/fdil/Documents/ufc/SENG533/test/JmeterResults/n100/n100_Average.ods'#$Data.D40]; ['file:///home/fdil/Documents/ufc/SENG533/test/JmeterResults/n100/n100_Average.ods'#$Data.D51])" office:value-type="float" office:value="78" calcext:value-type="float">
            <text:p>78</text:p>
          </table:table-cell>
          <table:table-cell table:formula="of:=MAX(['file:///home/fdil/Documents/ufc/SENG533/test/JmeterResults/n100/n100_Average.ods'#$Data.E7]; ['file:///home/fdil/Documents/ufc/SENG533/test/JmeterResults/n100/n100_Average.ods'#$Data.E18]; ['file:///home/fdil/Documents/ufc/SENG533/test/JmeterResults/n100/n100_Average.ods'#$Data.E29]; ['file:///home/fdil/Documents/ufc/SENG533/test/JmeterResults/n100/n100_Average.ods'#$Data.E40]; ['file:///home/fdil/Documents/ufc/SENG533/test/JmeterResults/n100/n100_Average.ods'#$Data.E51])" office:value-type="float" office:value="16187" calcext:value-type="float">
            <text:p>16187</text:p>
          </table:table-cell>
          <table:table-cell table:formula="of:=STDEV(['file:///home/fdil/Documents/ufc/SENG533/test/JmeterResults/n100/n100_Average.ods'#$Data.C7]; ['file:///home/fdil/Documents/ufc/SENG533/test/JmeterResults/n100/n100_Average.ods'#$Data.C18]; ['file:///home/fdil/Documents/ufc/SENG533/test/JmeterResults/n100/n100_Average.ods'#$Data.C29]; ['file:///home/fdil/Documents/ufc/SENG533/test/JmeterResults/n100/n100_Average.ods'#$Data.C40]; ['file:///home/fdil/Documents/ufc/SENG533/test/JmeterResults/n100/n100_Average.ods'#$Data.C51])/SQRT(5)" office:value-type="float" office:value="282.413986905748" calcext:value-type="float">
            <text:p>282.413986905748</text:p>
          </table:table-cell>
          <table:table-cell office:value-type="string" calcext:value-type="string">
            <text:p>0.000%</text:p>
          </table:table-cell>
          <table:table-cell office:value-type="float" office:value="1.96" calcext:value-type="float">
            <text:p>1.96</text:p>
          </table:table-cell>
          <table:table-cell table:formula="of:=[.B7] - [.G7]*[.E7]" office:value-type="float" office:value="1269.86858566473" calcext:value-type="float">
            <text:p>1269.86858566473</text:p>
          </table:table-cell>
          <table:table-cell table:formula="of:=[.B7] + [.G7]*[.E7]" office:value-type="float" office:value="2376.93141433527" calcext:value-type="float">
            <text:p>2376.93141433527</text:p>
          </table:table-cell>
        </table:table-row>
        <table:table-row table:style-name="ro1">
          <table:table-cell office:value-type="string" calcext:value-type="string">
            <text:p>List Products with different page</text:p>
          </table:table-cell>
          <table:table-cell table:formula="of:=AVERAGE(['file:///home/fdil/Documents/ufc/SENG533/test/JmeterResults/n100/n100_Average.ods'#$Data.C8]; ['file:///home/fdil/Documents/ufc/SENG533/test/JmeterResults/n100/n100_Average.ods'#$Data.C19]; ['file:///home/fdil/Documents/ufc/SENG533/test/JmeterResults/n100/n100_Average.ods'#$Data.C30]; ['file:///home/fdil/Documents/ufc/SENG533/test/JmeterResults/n100/n100_Average.ods'#$Data.C41]; ['file:///home/fdil/Documents/ufc/SENG533/test/JmeterResults/n100/n100_Average.ods'#$Data.C52])" office:value-type="float" office:value="1125.8" calcext:value-type="float">
            <text:p>1125.8</text:p>
          </table:table-cell>
          <table:table-cell table:formula="of:=MIN(['file:///home/fdil/Documents/ufc/SENG533/test/JmeterResults/n100/n100_Average.ods'#$Data.D8]; ['file:///home/fdil/Documents/ufc/SENG533/test/JmeterResults/n100/n100_Average.ods'#$Data.D19]; ['file:///home/fdil/Documents/ufc/SENG533/test/JmeterResults/n100/n100_Average.ods'#$Data.D30]; ['file:///home/fdil/Documents/ufc/SENG533/test/JmeterResults/n100/n100_Average.ods'#$Data.D41]; ['file:///home/fdil/Documents/ufc/SENG533/test/JmeterResults/n100/n100_Average.ods'#$Data.D52])" office:value-type="float" office:value="35" calcext:value-type="float">
            <text:p>35</text:p>
          </table:table-cell>
          <table:table-cell table:formula="of:=MAX(['file:///home/fdil/Documents/ufc/SENG533/test/JmeterResults/n100/n100_Average.ods'#$Data.E8]; ['file:///home/fdil/Documents/ufc/SENG533/test/JmeterResults/n100/n100_Average.ods'#$Data.E19]; ['file:///home/fdil/Documents/ufc/SENG533/test/JmeterResults/n100/n100_Average.ods'#$Data.E30]; ['file:///home/fdil/Documents/ufc/SENG533/test/JmeterResults/n100/n100_Average.ods'#$Data.E41]; ['file:///home/fdil/Documents/ufc/SENG533/test/JmeterResults/n100/n100_Average.ods'#$Data.E52])" office:value-type="float" office:value="13913" calcext:value-type="float">
            <text:p>13913</text:p>
          </table:table-cell>
          <table:table-cell table:formula="of:=STDEV(['file:///home/fdil/Documents/ufc/SENG533/test/JmeterResults/n100/n100_Average.ods'#$Data.C8]; ['file:///home/fdil/Documents/ufc/SENG533/test/JmeterResults/n100/n100_Average.ods'#$Data.C19]; ['file:///home/fdil/Documents/ufc/SENG533/test/JmeterResults/n100/n100_Average.ods'#$Data.C30]; ['file:///home/fdil/Documents/ufc/SENG533/test/JmeterResults/n100/n100_Average.ods'#$Data.C41]; ['file:///home/fdil/Documents/ufc/SENG533/test/JmeterResults/n100/n100_Average.ods'#$Data.C52])/SQRT(5)" office:value-type="float" office:value="186.588960016395" calcext:value-type="float">
            <text:p>186.588960016395</text:p>
          </table:table-cell>
          <table:table-cell office:value-type="string" calcext:value-type="string">
            <text:p>0.000%</text:p>
          </table:table-cell>
          <table:table-cell office:value-type="float" office:value="1.96" calcext:value-type="float">
            <text:p>1.96</text:p>
          </table:table-cell>
          <table:table-cell table:formula="of:=[.B8] - [.G8]*[.E8]" office:value-type="float" office:value="760.085638367865" calcext:value-type="float">
            <text:p>760.085638367865</text:p>
          </table:table-cell>
          <table:table-cell table:formula="of:=[.B8] + [.G8]*[.E8]" office:value-type="float" office:value="1491.51436163213" calcext:value-type="float">
            <text:p>1491.51436163213</text:p>
          </table:table-cell>
        </table:table-row>
        <table:table-row table:style-name="ro1">
          <table:table-cell office:value-type="string" calcext:value-type="string">
            <text:p>Add Product 2 to Cart</text:p>
          </table:table-cell>
          <table:table-cell table:formula="of:=AVERAGE(['file:///home/fdil/Documents/ufc/SENG533/test/JmeterResults/n100/n100_Average.ods'#$Data.C9]; ['file:///home/fdil/Documents/ufc/SENG533/test/JmeterResults/n100/n100_Average.ods'#$Data.C20]; ['file:///home/fdil/Documents/ufc/SENG533/test/JmeterResults/n100/n100_Average.ods'#$Data.C31]; ['file:///home/fdil/Documents/ufc/SENG533/test/JmeterResults/n100/n100_Average.ods'#$Data.C42]; ['file:///home/fdil/Documents/ufc/SENG533/test/JmeterResults/n100/n100_Average.ods'#$Data.C53])" office:value-type="float" office:value="1737.2" calcext:value-type="float">
            <text:p>1737.2</text:p>
          </table:table-cell>
          <table:table-cell table:formula="of:=MIN(['file:///home/fdil/Documents/ufc/SENG533/test/JmeterResults/n100/n100_Average.ods'#$Data.D9]; ['file:///home/fdil/Documents/ufc/SENG533/test/JmeterResults/n100/n100_Average.ods'#$Data.D20]; ['file:///home/fdil/Documents/ufc/SENG533/test/JmeterResults/n100/n100_Average.ods'#$Data.D31]; ['file:///home/fdil/Documents/ufc/SENG533/test/JmeterResults/n100/n100_Average.ods'#$Data.D42]; ['file:///home/fdil/Documents/ufc/SENG533/test/JmeterResults/n100/n100_Average.ods'#$Data.D53])" office:value-type="float" office:value="83" calcext:value-type="float">
            <text:p>83</text:p>
          </table:table-cell>
          <table:table-cell table:formula="of:=MAX(['file:///home/fdil/Documents/ufc/SENG533/test/JmeterResults/n100/n100_Average.ods'#$Data.E9]; ['file:///home/fdil/Documents/ufc/SENG533/test/JmeterResults/n100/n100_Average.ods'#$Data.E20]; ['file:///home/fdil/Documents/ufc/SENG533/test/JmeterResults/n100/n100_Average.ods'#$Data.E31]; ['file:///home/fdil/Documents/ufc/SENG533/test/JmeterResults/n100/n100_Average.ods'#$Data.E42]; ['file:///home/fdil/Documents/ufc/SENG533/test/JmeterResults/n100/n100_Average.ods'#$Data.E53])" office:value-type="float" office:value="16107" calcext:value-type="float">
            <text:p>16107</text:p>
          </table:table-cell>
          <table:table-cell table:formula="of:=STDEV(['file:///home/fdil/Documents/ufc/SENG533/test/JmeterResults/n100/n100_Average.ods'#$Data.C9]; ['file:///home/fdil/Documents/ufc/SENG533/test/JmeterResults/n100/n100_Average.ods'#$Data.C20]; ['file:///home/fdil/Documents/ufc/SENG533/test/JmeterResults/n100/n100_Average.ods'#$Data.C31]; ['file:///home/fdil/Documents/ufc/SENG533/test/JmeterResults/n100/n100_Average.ods'#$Data.C42]; ['file:///home/fdil/Documents/ufc/SENG533/test/JmeterResults/n100/n100_Average.ods'#$Data.C53])/SQRT(5)" office:value-type="float" office:value="217.292981939132" calcext:value-type="float">
            <text:p>217.292981939132</text:p>
          </table:table-cell>
          <table:table-cell office:value-type="string" calcext:value-type="string">
            <text:p>0.000%</text:p>
          </table:table-cell>
          <table:table-cell office:value-type="float" office:value="1.96" calcext:value-type="float">
            <text:p>1.96</text:p>
          </table:table-cell>
          <table:table-cell table:formula="of:=[.B9] - [.G9]*[.E9]" office:value-type="float" office:value="1311.3057553993" calcext:value-type="float">
            <text:p>1311.3057553993</text:p>
          </table:table-cell>
          <table:table-cell table:formula="of:=[.B9] + [.G9]*[.E9]" office:value-type="float" office:value="2163.0942446007" calcext:value-type="float">
            <text:p>2163.0942446007</text:p>
          </table:table-cell>
        </table:table-row>
        <table:table-row table:style-name="ro1">
          <table:table-cell office:value-type="string" calcext:value-type="string">
            <text:p>Logout</text:p>
          </table:table-cell>
          <table:table-cell table:formula="of:=AVERAGE(['file:///home/fdil/Documents/ufc/SENG533/test/JmeterResults/n100/n100_Average.ods'#$Data.C10]; ['file:///home/fdil/Documents/ufc/SENG533/test/JmeterResults/n100/n100_Average.ods'#$Data.C21]; ['file:///home/fdil/Documents/ufc/SENG533/test/JmeterResults/n100/n100_Average.ods'#$Data.C32]; ['file:///home/fdil/Documents/ufc/SENG533/test/JmeterResults/n100/n100_Average.ods'#$Data.C43]; ['file:///home/fdil/Documents/ufc/SENG533/test/JmeterResults/n100/n100_Average.ods'#$Data.C54])" office:value-type="float" office:value="1569.2" calcext:value-type="float">
            <text:p>1569.2</text:p>
          </table:table-cell>
          <table:table-cell table:formula="of:=MIN(['file:///home/fdil/Documents/ufc/SENG533/test/JmeterResults/n100/n100_Average.ods'#$Data.D10]; ['file:///home/fdil/Documents/ufc/SENG533/test/JmeterResults/n100/n100_Average.ods'#$Data.D21]; ['file:///home/fdil/Documents/ufc/SENG533/test/JmeterResults/n100/n100_Average.ods'#$Data.D32]; ['file:///home/fdil/Documents/ufc/SENG533/test/JmeterResults/n100/n100_Average.ods'#$Data.D43]; ['file:///home/fdil/Documents/ufc/SENG533/test/JmeterResults/n100/n100_Average.ods'#$Data.D54])" office:value-type="float" office:value="51" calcext:value-type="float">
            <text:p>51</text:p>
          </table:table-cell>
          <table:table-cell table:formula="of:=MAX(['file:///home/fdil/Documents/ufc/SENG533/test/JmeterResults/n100/n100_Average.ods'#$Data.E10]; ['file:///home/fdil/Documents/ufc/SENG533/test/JmeterResults/n100/n100_Average.ods'#$Data.E21]; ['file:///home/fdil/Documents/ufc/SENG533/test/JmeterResults/n100/n100_Average.ods'#$Data.E32]; ['file:///home/fdil/Documents/ufc/SENG533/test/JmeterResults/n100/n100_Average.ods'#$Data.E43]; ['file:///home/fdil/Documents/ufc/SENG533/test/JmeterResults/n100/n100_Average.ods'#$Data.E54])" office:value-type="float" office:value="16082" calcext:value-type="float">
            <text:p>16082</text:p>
          </table:table-cell>
          <table:table-cell table:formula="of:=STDEV(['file:///home/fdil/Documents/ufc/SENG533/test/JmeterResults/n100/n100_Average.ods'#$Data.C10]; ['file:///home/fdil/Documents/ufc/SENG533/test/JmeterResults/n100/n100_Average.ods'#$Data.C21]; ['file:///home/fdil/Documents/ufc/SENG533/test/JmeterResults/n100/n100_Average.ods'#$Data.C32]; ['file:///home/fdil/Documents/ufc/SENG533/test/JmeterResults/n100/n100_Average.ods'#$Data.C43]; ['file:///home/fdil/Documents/ufc/SENG533/test/JmeterResults/n100/n100_Average.ods'#$Data.C54])/SQRT(5)" office:value-type="float" office:value="174.82659980678" calcext:value-type="float">
            <text:p>174.82659980678</text:p>
          </table:table-cell>
          <table:table-cell office:value-type="string" calcext:value-type="string">
            <text:p>0.000%</text:p>
          </table:table-cell>
          <table:table-cell office:value-type="float" office:value="1.96" calcext:value-type="float">
            <text:p>1.96</text:p>
          </table:table-cell>
          <table:table-cell table:formula="of:=[.B10] - [.G10]*[.E10]" office:value-type="float" office:value="1226.53986437871" calcext:value-type="float">
            <text:p>1226.53986437871</text:p>
          </table:table-cell>
          <table:table-cell table:formula="of:=[.B10] + [.G10]*[.E10]" office:value-type="float" office:value="1911.86013562129" calcext:value-type="float">
            <text:p>1911.86013562129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table:formula="of:=AVERAGE(['file:///home/fdil/Documents/ufc/SENG533/test/JmeterResults/n100/n100_Average.ods'#$Data.C11]; ['file:///home/fdil/Documents/ufc/SENG533/test/JmeterResults/n100/n100_Average.ods'#$Data.C22]; ['file:///home/fdil/Documents/ufc/SENG533/test/JmeterResults/n100/n100_Average.ods'#$Data.C33]; ['file:///home/fdil/Documents/ufc/SENG533/test/JmeterResults/n100/n100_Average.ods'#$Data.C44]; ['file:///home/fdil/Documents/ufc/SENG533/test/JmeterResults/n100/n100_Average.ods'#$Data.C55])" office:value-type="float" office:value="1451.4" calcext:value-type="float">
            <text:p>1451.4</text:p>
          </table:table-cell>
          <table:table-cell table:formula="of:=MIN(['file:///home/fdil/Documents/ufc/SENG533/test/JmeterResults/n100/n100_Average.ods'#$Data.D11]; ['file:///home/fdil/Documents/ufc/SENG533/test/JmeterResults/n100/n100_Average.ods'#$Data.D22]; ['file:///home/fdil/Documents/ufc/SENG533/test/JmeterResults/n100/n100_Average.ods'#$Data.D33]; ['file:///home/fdil/Documents/ufc/SENG533/test/JmeterResults/n100/n100_Average.ods'#$Data.D44]; ['file:///home/fdil/Documents/ufc/SENG533/test/JmeterResults/n100/n100_Average.ods'#$Data.D55])" office:value-type="float" office:value="33" calcext:value-type="float">
            <text:p>33</text:p>
          </table:table-cell>
          <table:table-cell table:formula="of:=MAX(['file:///home/fdil/Documents/ufc/SENG533/test/JmeterResults/n100/n100_Average.ods'#$Data.E11]; ['file:///home/fdil/Documents/ufc/SENG533/test/JmeterResults/n100/n100_Average.ods'#$Data.E22]; ['file:///home/fdil/Documents/ufc/SENG533/test/JmeterResults/n100/n100_Average.ods'#$Data.E33]; ['file:///home/fdil/Documents/ufc/SENG533/test/JmeterResults/n100/n100_Average.ods'#$Data.E44]; ['file:///home/fdil/Documents/ufc/SENG533/test/JmeterResults/n100/n100_Average.ods'#$Data.E55])" office:value-type="float" office:value="16187" calcext:value-type="float">
            <text:p>16187</text:p>
          </table:table-cell>
          <table:table-cell table:formula="of:=STDEV(['file:///home/fdil/Documents/ufc/SENG533/test/JmeterResults/n100/n100_Average.ods'#$Data.C11]; ['file:///home/fdil/Documents/ufc/SENG533/test/JmeterResults/n100/n100_Average.ods'#$Data.C22]; ['file:///home/fdil/Documents/ufc/SENG533/test/JmeterResults/n100/n100_Average.ods'#$Data.C33]; ['file:///home/fdil/Documents/ufc/SENG533/test/JmeterResults/n100/n100_Average.ods'#$Data.C44]; ['file:///home/fdil/Documents/ufc/SENG533/test/JmeterResults/n100/n100_Average.ods'#$Data.C55])/SQRT(5)" office:value-type="float" office:value="193.992938015795" calcext:value-type="float">
            <text:p>193.992938015795</text:p>
          </table:table-cell>
          <table:table-cell office:value-type="string" calcext:value-type="string">
            <text:p>0.000%</text:p>
          </table:table-cell>
          <table:table-cell office:value-type="float" office:value="1.96" calcext:value-type="float">
            <text:p>1.96</text:p>
          </table:table-cell>
          <table:table-cell table:formula="of:=[.B11] - [.G11]*[.E11]" office:value-type="float" office:value="1071.17384148904" calcext:value-type="float">
            <text:p>1071.17384148904</text:p>
          </table:table-cell>
          <table:table-cell table:formula="of:=[.B11] + [.G11]*[.E11]" office:value-type="float" office:value="1831.62615851096" calcext:value-type="float">
            <text:p>1831.62615851096</text:p>
          </table:table-cell>
        </table:table-row>
      </table:table>
      <table:table table:name="Data" table:style-name="ta1">
        <table:table-column table:style-name="co2" table:default-cell-style-name="Default"/>
        <table:table-column table:style-name="co1" table:number-columns-repeated="5" table:default-cell-style-name="Default"/>
        <table:table-column table:style-name="co1" table:default-cell-style-name="ce2"/>
        <table:table-column table:style-name="co1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 table:number-columns-spanned="11" table:number-rows-spanned="1">
            <text:p>Run 1</text:p>
          </table:table-cell>
          <table:covered-table-cell table:number-columns-repeated="5"/>
          <table:covered-table-cell table:style-name="Default"/>
          <table:covered-table-cell table:number-columns-repeated="4"/>
        </table:table-row>
        <table:table-row table:style-name="ro1">
          <table:table-cell office:value-type="string" calcext:value-type="string">
            <text:p>Label</text:p>
          </table:table-cell>
          <table:table-cell office:value-type="string" calcext:value-type="string">
            <text:p># Samples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Std. Dev.</text:p>
          </table:table-cell>
          <table:table-cell table:style-name="Default" office:value-type="string" calcext:value-type="string">
            <text:p>Error %</text:p>
          </table:table-cell>
          <table:table-cell office:value-type="string" calcext:value-type="string">
            <text:p>Throughput</text:p>
          </table:table-cell>
          <table:table-cell office:value-type="string" calcext:value-type="string">
            <text:p>Received KB/sec</text:p>
          </table:table-cell>
          <table:table-cell office:value-type="string" calcext:value-type="string">
            <text:p>Sent KB/sec</text:p>
          </table:table-cell>
          <table:table-cell office:value-type="string" calcext:value-type="string">
            <text:p>Avg. Bytes</text:p>
          </table:table-cell>
        </table:table-row>
        <table:table-row table:style-name="ro1">
          <table:table-cell office:value-type="string" calcext:value-type="string">
            <text:p>Home</text:p>
          </table:table-cell>
          <table:table-cell office:value-type="float" office:value="25000" calcext:value-type="float">
            <text:p>25000</text:p>
          </table:table-cell>
          <table:table-cell office:value-type="float" office:value="42790" calcext:value-type="float">
            <text:p>42790</text:p>
          </table:table-cell>
          <table:table-cell office:value-type="float" office:value="6" calcext:value-type="float">
            <text:p>6</text:p>
          </table:table-cell>
          <table:table-cell office:value-type="float" office:value="282748" calcext:value-type="float">
            <text:p>282748</text:p>
          </table:table-cell>
          <table:table-cell office:value-type="float" office:value="54433.6" calcext:value-type="float">
            <text:p>54433.6</text:p>
          </table:table-cell>
          <table:table-cell office:value-type="string" calcext:value-type="string">
            <text:p>30.384%</text:p>
          </table:table-cell>
          <table:table-cell office:value-type="float" office:value="25.97381" calcext:value-type="float">
            <text:p>25.97381</text:p>
          </table:table-cell>
          <table:table-cell office:value-type="float" office:value="180.81" calcext:value-type="float">
            <text:p>180.81</text:p>
          </table:table-cell>
          <table:table-cell office:value-type="float" office:value="2.6" calcext:value-type="float">
            <text:p>2.6</text:p>
          </table:table-cell>
          <table:table-cell office:value-type="float" office:value="7128.3" calcext:value-type="float">
            <text:p>7128.3</text:p>
          </table:table-cell>
        </table:table-row>
        <table:table-row table:style-name="ro1">
          <table:table-cell office:value-type="string" calcext:value-type="string">
            <text:p>Login</text:p>
          </table:table-cell>
          <table:table-cell office:value-type="float" office:value="25000" calcext:value-type="float">
            <text:p>25000</text:p>
          </table:table-cell>
          <table:table-cell office:value-type="float" office:value="24727" calcext:value-type="float">
            <text:p>24727</text:p>
          </table:table-cell>
          <table:table-cell office:value-type="float" office:value="7" calcext:value-type="float">
            <text:p>7</text:p>
          </table:table-cell>
          <table:table-cell office:value-type="float" office:value="282631" calcext:value-type="float">
            <text:p>282631</text:p>
          </table:table-cell>
          <table:table-cell office:value-type="float" office:value="44508.23" calcext:value-type="float">
            <text:p>44508.23</text:p>
          </table:table-cell>
          <table:table-cell office:value-type="string" calcext:value-type="string">
            <text:p>15.940%</text:p>
          </table:table-cell>
          <table:table-cell office:value-type="float" office:value="25.97376" calcext:value-type="float">
            <text:p>25.97376</text:p>
          </table:table-cell>
          <table:table-cell office:value-type="float" office:value="238.74" calcext:value-type="float">
            <text:p>238.74</text:p>
          </table:table-cell>
          <table:table-cell office:value-type="float" office:value="10.78" calcext:value-type="float">
            <text:p>10.78</text:p>
          </table:table-cell>
          <table:table-cell office:value-type="float" office:value="9412.1" calcext:value-type="float">
            <text:p>9412.1</text:p>
          </table:table-cell>
        </table:table-row>
        <table:table-row table:style-name="ro1">
          <table:table-cell office:value-type="string" calcext:value-type="string">
            <text:p>List Products</text:p>
          </table:table-cell>
          <table:table-cell office:value-type="float" office:value="25000" calcext:value-type="float">
            <text:p>25000</text:p>
          </table:table-cell>
          <table:table-cell office:value-type="float" office:value="9025" calcext:value-type="float">
            <text:p>9025</text:p>
          </table:table-cell>
          <table:table-cell office:value-type="float" office:value="0" calcext:value-type="float">
            <text:p>0</text:p>
          </table:table-cell>
          <table:table-cell office:value-type="float" office:value="282629" calcext:value-type="float">
            <text:p>282629</text:p>
          </table:table-cell>
          <table:table-cell office:value-type="float" office:value="29154.73" calcext:value-type="float">
            <text:p>29154.73</text:p>
          </table:table-cell>
          <table:table-cell office:value-type="string" calcext:value-type="string">
            <text:p>16.960%</text:p>
          </table:table-cell>
          <table:table-cell office:value-type="float" office:value="25.97076" calcext:value-type="float">
            <text:p>25.97076</text:p>
          </table:table-cell>
          <table:table-cell office:value-type="float" office:value="2507.17" calcext:value-type="float">
            <text:p>2507.17</text:p>
          </table:table-cell>
          <table:table-cell office:value-type="float" office:value="5.14" calcext:value-type="float">
            <text:p>5.14</text:p>
          </table:table-cell>
          <table:table-cell office:value-type="float" office:value="98854.9" calcext:value-type="float">
            <text:p>98854.9</text:p>
          </table:table-cell>
        </table:table-row>
        <table:table-row table:style-name="ro1">
          <table:table-cell office:value-type="string" calcext:value-type="string">
            <text:p>Look at Product</text:p>
          </table:table-cell>
          <table:table-cell office:value-type="float" office:value="25000" calcext:value-type="float">
            <text:p>25000</text:p>
          </table:table-cell>
          <table:table-cell office:value-type="float" office:value="6402" calcext:value-type="float">
            <text:p>6402</text:p>
          </table:table-cell>
          <table:table-cell office:value-type="float" office:value="0" calcext:value-type="float">
            <text:p>0</text:p>
          </table:table-cell>
          <table:table-cell office:value-type="float" office:value="281351" calcext:value-type="float">
            <text:p>281351</text:p>
          </table:table-cell>
          <table:table-cell office:value-type="float" office:value="18076.03" calcext:value-type="float">
            <text:p>18076.03</text:p>
          </table:table-cell>
          <table:table-cell office:value-type="string" calcext:value-type="string">
            <text:p>15.240%</text:p>
          </table:table-cell>
          <table:table-cell office:value-type="float" office:value="25.96604" calcext:value-type="float">
            <text:p>25.96604</text:p>
          </table:table-cell>
          <table:table-cell office:value-type="float" office:value="2215.91" calcext:value-type="float">
            <text:p>2215.91</text:p>
          </table:table-cell>
          <table:table-cell office:value-type="float" office:value="4.95" calcext:value-type="float">
            <text:p>4.95</text:p>
          </table:table-cell>
          <table:table-cell office:value-type="float" office:value="87386.8" calcext:value-type="float">
            <text:p>87386.8</text:p>
          </table:table-cell>
        </table:table-row>
        <table:table-row table:style-name="ro1">
          <table:table-cell office:value-type="string" calcext:value-type="string">
            <text:p>Add Product to Cart</text:p>
          </table:table-cell>
          <table:table-cell office:value-type="float" office:value="25000" calcext:value-type="float">
            <text:p>25000</text:p>
          </table:table-cell>
          <table:table-cell office:value-type="float" office:value="15233" calcext:value-type="float">
            <text:p>15233</text:p>
          </table:table-cell>
          <table:table-cell office:value-type="float" office:value="7" calcext:value-type="float">
            <text:p>7</text:p>
          </table:table-cell>
          <table:table-cell office:value-type="float" office:value="282631" calcext:value-type="float">
            <text:p>282631</text:p>
          </table:table-cell>
          <table:table-cell office:value-type="float" office:value="35596.65" calcext:value-type="float">
            <text:p>35596.65</text:p>
          </table:table-cell>
          <table:table-cell office:value-type="string" calcext:value-type="string">
            <text:p>14.648%</text:p>
          </table:table-cell>
          <table:table-cell office:value-type="float" office:value="25.96399" calcext:value-type="float">
            <text:p>25.96399</text:p>
          </table:table-cell>
          <table:table-cell office:value-type="float" office:value="558.71" calcext:value-type="float">
            <text:p>558.71</text:p>
          </table:table-cell>
          <table:table-cell office:value-type="float" office:value="25.01" calcext:value-type="float">
            <text:p>25.01</text:p>
          </table:table-cell>
          <table:table-cell office:value-type="float" office:value="22035" calcext:value-type="float">
            <text:p>22035</text:p>
          </table:table-cell>
        </table:table-row>
        <table:table-row table:style-name="ro1">
          <table:table-cell office:value-type="string" calcext:value-type="string">
            <text:p>List Products with different page</text:p>
          </table:table-cell>
          <table:table-cell office:value-type="float" office:value="25000" calcext:value-type="float">
            <text:p>25000</text:p>
          </table:table-cell>
          <table:table-cell office:value-type="float" office:value="4905" calcext:value-type="float">
            <text:p>4905</text:p>
          </table:table-cell>
          <table:table-cell office:value-type="float" office:value="0" calcext:value-type="float">
            <text:p>0</text:p>
          </table:table-cell>
          <table:table-cell office:value-type="float" office:value="282629" calcext:value-type="float">
            <text:p>282629</text:p>
          </table:table-cell>
          <table:table-cell office:value-type="float" office:value="13684.97" calcext:value-type="float">
            <text:p>13684.97</text:p>
          </table:table-cell>
          <table:table-cell office:value-type="string" calcext:value-type="string">
            <text:p>14.608%</text:p>
          </table:table-cell>
          <table:table-cell office:value-type="float" office:value="25.96677" calcext:value-type="float">
            <text:p>25.96677</text:p>
          </table:table-cell>
          <table:table-cell office:value-type="float" office:value="2579.07" calcext:value-type="float">
            <text:p>2579.07</text:p>
          </table:table-cell>
          <table:table-cell office:value-type="float" office:value="17.39" calcext:value-type="float">
            <text:p>17.39</text:p>
          </table:table-cell>
          <table:table-cell office:value-type="float" office:value="101705.5" calcext:value-type="float">
            <text:p>101705.5</text:p>
          </table:table-cell>
        </table:table-row>
        <table:table-row table:style-name="ro1">
          <table:table-cell office:value-type="string" calcext:value-type="string">
            <text:p>Add Product 2 to Cart</text:p>
          </table:table-cell>
          <table:table-cell office:value-type="float" office:value="25000" calcext:value-type="float">
            <text:p>25000</text:p>
          </table:table-cell>
          <table:table-cell office:value-type="float" office:value="14004" calcext:value-type="float">
            <text:p>14004</text:p>
          </table:table-cell>
          <table:table-cell office:value-type="float" office:value="6" calcext:value-type="float">
            <text:p>6</text:p>
          </table:table-cell>
          <table:table-cell office:value-type="float" office:value="282620" calcext:value-type="float">
            <text:p>282620</text:p>
          </table:table-cell>
          <table:table-cell office:value-type="float" office:value="28691.14" calcext:value-type="float">
            <text:p>28691.14</text:p>
          </table:table-cell>
          <table:table-cell office:value-type="string" calcext:value-type="string">
            <text:p>14.292%</text:p>
          </table:table-cell>
          <table:table-cell office:value-type="float" office:value="25.9693" calcext:value-type="float">
            <text:p>25.9693</text:p>
          </table:table-cell>
          <table:table-cell office:value-type="float" office:value="575.31" calcext:value-type="float">
            <text:p>575.31</text:p>
          </table:table-cell>
          <table:table-cell office:value-type="float" office:value="39.74" calcext:value-type="float">
            <text:p>39.74</text:p>
          </table:table-cell>
          <table:table-cell office:value-type="float" office:value="22685" calcext:value-type="float">
            <text:p>22685</text:p>
          </table:table-cell>
        </table:table-row>
        <table:table-row table:style-name="ro1">
          <table:table-cell office:value-type="string" calcext:value-type="string">
            <text:p>Logout</text:p>
          </table:table-cell>
          <table:table-cell office:value-type="float" office:value="25000" calcext:value-type="float">
            <text:p>25000</text:p>
          </table:table-cell>
          <table:table-cell office:value-type="float" office:value="13089" calcext:value-type="float">
            <text:p>13089</text:p>
          </table:table-cell>
          <table:table-cell office:value-type="float" office:value="7" calcext:value-type="float">
            <text:p>7</text:p>
          </table:table-cell>
          <table:table-cell office:value-type="float" office:value="286453" calcext:value-type="float">
            <text:p>286453</text:p>
          </table:table-cell>
          <table:table-cell office:value-type="float" office:value="28514.72" calcext:value-type="float">
            <text:p>28514.72</text:p>
          </table:table-cell>
          <table:table-cell office:value-type="string" calcext:value-type="string">
            <text:p>5.996%</text:p>
          </table:table-cell>
          <table:table-cell office:value-type="float" office:value="25.97583" calcext:value-type="float">
            <text:p>25.97583</text:p>
          </table:table-cell>
          <table:table-cell office:value-type="float" office:value="262.89" calcext:value-type="float">
            <text:p>262.89</text:p>
          </table:table-cell>
          <table:table-cell office:value-type="float" office:value="37.88" calcext:value-type="float">
            <text:p>37.88</text:p>
          </table:table-cell>
          <table:table-cell office:value-type="float" office:value="10363.4" calcext:value-type="float">
            <text:p>10363.4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200000" calcext:value-type="float">
            <text:p>200000</text:p>
          </table:table-cell>
          <table:table-cell office:value-type="float" office:value="16272" calcext:value-type="float">
            <text:p>16272</text:p>
          </table:table-cell>
          <table:table-cell office:value-type="float" office:value="0" calcext:value-type="float">
            <text:p>0</text:p>
          </table:table-cell>
          <table:table-cell office:value-type="float" office:value="286453" calcext:value-type="float">
            <text:p>286453</text:p>
          </table:table-cell>
          <table:table-cell office:value-type="float" office:value="35849.71" calcext:value-type="float">
            <text:p>35849.71</text:p>
          </table:table-cell>
          <table:table-cell office:value-type="string" calcext:value-type="string">
            <text:p>16.009%</text:p>
          </table:table-cell>
          <table:table-cell office:value-type="float" office:value="207.63494" calcext:value-type="float">
            <text:p>207.63494</text:p>
          </table:table-cell>
          <table:table-cell office:value-type="float" office:value="9113.71" calcext:value-type="float">
            <text:p>9113.71</text:p>
          </table:table-cell>
          <table:table-cell office:value-type="float" office:value="143.4" calcext:value-type="float">
            <text:p>143.4</text:p>
          </table:table-cell>
          <table:table-cell office:value-type="float" office:value="44946.4" calcext:value-type="float">
            <text:p>44946.4</text:p>
          </table:table-cell>
        </table:table-row>
        <table:table-row table:style-name="ro1">
          <table:table-cell table:style-name="ce1" office:value-type="string" calcext:value-type="string" table:number-columns-spanned="11" table:number-rows-spanned="1">
            <text:p>Run 2</text:p>
          </table:table-cell>
          <table:covered-table-cell table:number-columns-repeated="5"/>
          <table:covered-table-cell table:style-name="Default"/>
          <table:covered-table-cell table:number-columns-repeated="4"/>
        </table:table-row>
        <table:table-row table:style-name="ro1">
          <table:table-cell office:value-type="string" calcext:value-type="string">
            <text:p>Label</text:p>
          </table:table-cell>
          <table:table-cell office:value-type="string" calcext:value-type="string">
            <text:p># Samples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Std. Dev.</text:p>
          </table:table-cell>
          <table:table-cell table:style-name="Default" office:value-type="string" calcext:value-type="string">
            <text:p>Error %</text:p>
          </table:table-cell>
          <table:table-cell office:value-type="string" calcext:value-type="string">
            <text:p>Throughput</text:p>
          </table:table-cell>
          <table:table-cell office:value-type="string" calcext:value-type="string">
            <text:p>Received KB/sec</text:p>
          </table:table-cell>
          <table:table-cell office:value-type="string" calcext:value-type="string">
            <text:p>Sent KB/sec</text:p>
          </table:table-cell>
          <table:table-cell office:value-type="string" calcext:value-type="string">
            <text:p>Avg. Bytes</text:p>
          </table:table-cell>
        </table:table-row>
        <table:table-row table:style-name="ro1">
          <table:table-cell office:value-type="string" calcext:value-type="string">
            <text:p>Home</text:p>
          </table:table-cell>
          <table:table-cell office:value-type="float" office:value="25000" calcext:value-type="float">
            <text:p>25000</text:p>
          </table:table-cell>
          <table:table-cell office:value-type="float" office:value="40575" calcext:value-type="float">
            <text:p>40575</text:p>
          </table:table-cell>
          <table:table-cell office:value-type="float" office:value="6" calcext:value-type="float">
            <text:p>6</text:p>
          </table:table-cell>
          <table:table-cell office:value-type="float" office:value="288890" calcext:value-type="float">
            <text:p>288890</text:p>
          </table:table-cell>
          <table:table-cell office:value-type="float" office:value="55045.69" calcext:value-type="float">
            <text:p>55045.69</text:p>
          </table:table-cell>
          <table:table-cell office:value-type="string" calcext:value-type="string">
            <text:p>28.700%</text:p>
          </table:table-cell>
          <table:table-cell office:value-type="float" office:value="25.73722" calcext:value-type="float">
            <text:p>25.73722</text:p>
          </table:table-cell>
          <table:table-cell office:value-type="float" office:value="181.95" calcext:value-type="float">
            <text:p>181.95</text:p>
          </table:table-cell>
          <table:table-cell office:value-type="float" office:value="2.63" calcext:value-type="float">
            <text:p>2.63</text:p>
          </table:table-cell>
          <table:table-cell office:value-type="float" office:value="7239" calcext:value-type="float">
            <text:p>7239</text:p>
          </table:table-cell>
        </table:table-row>
        <table:table-row table:style-name="ro1">
          <table:table-cell office:value-type="string" calcext:value-type="string">
            <text:p>Login</text:p>
          </table:table-cell>
          <table:table-cell office:value-type="float" office:value="25000" calcext:value-type="float">
            <text:p>25000</text:p>
          </table:table-cell>
          <table:table-cell office:value-type="float" office:value="23539" calcext:value-type="float">
            <text:p>23539</text:p>
          </table:table-cell>
          <table:table-cell office:value-type="float" office:value="6" calcext:value-type="float">
            <text:p>6</text:p>
          </table:table-cell>
          <table:table-cell office:value-type="float" office:value="296962" calcext:value-type="float">
            <text:p>296962</text:p>
          </table:table-cell>
          <table:table-cell office:value-type="float" office:value="43768.26" calcext:value-type="float">
            <text:p>43768.26</text:p>
          </table:table-cell>
          <table:table-cell office:value-type="string" calcext:value-type="string">
            <text:p>14.840%</text:p>
          </table:table-cell>
          <table:table-cell office:value-type="float" office:value="25.73836" calcext:value-type="float">
            <text:p>25.73836</text:p>
          </table:table-cell>
          <table:table-cell office:value-type="float" office:value="238.78" calcext:value-type="float">
            <text:p>238.78</text:p>
          </table:table-cell>
          <table:table-cell office:value-type="float" office:value="10.81" calcext:value-type="float">
            <text:p>10.81</text:p>
          </table:table-cell>
          <table:table-cell office:value-type="float" office:value="9499.9" calcext:value-type="float">
            <text:p>9499.9</text:p>
          </table:table-cell>
        </table:table-row>
        <table:table-row table:style-name="ro1">
          <table:table-cell office:value-type="string" calcext:value-type="string">
            <text:p>List Products</text:p>
          </table:table-cell>
          <table:table-cell office:value-type="float" office:value="25000" calcext:value-type="float">
            <text:p>25000</text:p>
          </table:table-cell>
          <table:table-cell office:value-type="float" office:value="7695" calcext:value-type="float">
            <text:p>7695</text:p>
          </table:table-cell>
          <table:table-cell office:value-type="float" office:value="0" calcext:value-type="float">
            <text:p>0</text:p>
          </table:table-cell>
          <table:table-cell office:value-type="float" office:value="282624" calcext:value-type="float">
            <text:p>282624</text:p>
          </table:table-cell>
          <table:table-cell office:value-type="float" office:value="23903.62" calcext:value-type="float">
            <text:p>23903.62</text:p>
          </table:table-cell>
          <table:table-cell office:value-type="string" calcext:value-type="string">
            <text:p>16.784%</text:p>
          </table:table-cell>
          <table:table-cell office:value-type="float" office:value="25.73891" calcext:value-type="float">
            <text:p>25.73891</text:p>
          </table:table-cell>
          <table:table-cell office:value-type="float" office:value="2489.14" calcext:value-type="float">
            <text:p>2489.14</text:p>
          </table:table-cell>
          <table:table-cell office:value-type="float" office:value="5.12" calcext:value-type="float">
            <text:p>5.12</text:p>
          </table:table-cell>
          <table:table-cell office:value-type="float" office:value="99028.3" calcext:value-type="float">
            <text:p>99028.3</text:p>
          </table:table-cell>
        </table:table-row>
        <table:table-row table:style-name="ro1">
          <table:table-cell office:value-type="string" calcext:value-type="string">
            <text:p>Look at Product</text:p>
          </table:table-cell>
          <table:table-cell office:value-type="float" office:value="25000" calcext:value-type="float">
            <text:p>25000</text:p>
          </table:table-cell>
          <table:table-cell office:value-type="float" office:value="5957" calcext:value-type="float">
            <text:p>5957</text:p>
          </table:table-cell>
          <table:table-cell office:value-type="float" office:value="0" calcext:value-type="float">
            <text:p>0</text:p>
          </table:table-cell>
          <table:table-cell office:value-type="float" office:value="233472" calcext:value-type="float">
            <text:p>233472</text:p>
          </table:table-cell>
          <table:table-cell office:value-type="float" office:value="17109.94" calcext:value-type="float">
            <text:p>17109.94</text:p>
          </table:table-cell>
          <table:table-cell office:value-type="string" calcext:value-type="string">
            <text:p>15.320%</text:p>
          </table:table-cell>
          <table:table-cell office:value-type="float" office:value="25.73846" calcext:value-type="float">
            <text:p>25.73846</text:p>
          </table:table-cell>
          <table:table-cell office:value-type="float" office:value="2192.75" calcext:value-type="float">
            <text:p>2192.75</text:p>
          </table:table-cell>
          <table:table-cell office:value-type="float" office:value="4.92" calcext:value-type="float">
            <text:p>4.92</text:p>
          </table:table-cell>
          <table:table-cell office:value-type="float" office:value="87238.4" calcext:value-type="float">
            <text:p>87238.4</text:p>
          </table:table-cell>
        </table:table-row>
        <table:table-row table:style-name="ro1">
          <table:table-cell office:value-type="string" calcext:value-type="string">
            <text:p>Add Product to Cart</text:p>
          </table:table-cell>
          <table:table-cell office:value-type="float" office:value="25000" calcext:value-type="float">
            <text:p>25000</text:p>
          </table:table-cell>
          <table:table-cell office:value-type="float" office:value="14383" calcext:value-type="float">
            <text:p>14383</text:p>
          </table:table-cell>
          <table:table-cell office:value-type="float" office:value="7" calcext:value-type="float">
            <text:p>7</text:p>
          </table:table-cell>
          <table:table-cell office:value-type="float" office:value="293290" calcext:value-type="float">
            <text:p>293290</text:p>
          </table:table-cell>
          <table:table-cell office:value-type="float" office:value="31407.61" calcext:value-type="float">
            <text:p>31407.61</text:p>
          </table:table-cell>
          <table:table-cell office:value-type="string" calcext:value-type="string">
            <text:p>14.920%</text:p>
          </table:table-cell>
          <table:table-cell office:value-type="float" office:value="25.74085" calcext:value-type="float">
            <text:p>25.74085</text:p>
          </table:table-cell>
          <table:table-cell office:value-type="float" office:value="552.83" calcext:value-type="float">
            <text:p>552.83</text:p>
          </table:table-cell>
          <table:table-cell office:value-type="float" office:value="24.78" calcext:value-type="float">
            <text:p>24.78</text:p>
          </table:table-cell>
          <table:table-cell office:value-type="float" office:value="21992.2" calcext:value-type="float">
            <text:p>21992.2</text:p>
          </table:table-cell>
        </table:table-row>
        <table:table-row table:style-name="ro1">
          <table:table-cell office:value-type="string" calcext:value-type="string">
            <text:p>List Products with different page</text:p>
          </table:table-cell>
          <table:table-cell office:value-type="float" office:value="25000" calcext:value-type="float">
            <text:p>25000</text:p>
          </table:table-cell>
          <table:table-cell office:value-type="float" office:value="4814" calcext:value-type="float">
            <text:p>4814</text:p>
          </table:table-cell>
          <table:table-cell office:value-type="float" office:value="0" calcext:value-type="float">
            <text:p>0</text:p>
          </table:table-cell>
          <table:table-cell office:value-type="float" office:value="287750" calcext:value-type="float">
            <text:p>287750</text:p>
          </table:table-cell>
          <table:table-cell office:value-type="float" office:value="15192.3" calcext:value-type="float">
            <text:p>15192.3</text:p>
          </table:table-cell>
          <table:table-cell office:value-type="string" calcext:value-type="string">
            <text:p>14.900%</text:p>
          </table:table-cell>
          <table:table-cell office:value-type="float" office:value="25.74618" calcext:value-type="float">
            <text:p>25.74618</text:p>
          </table:table-cell>
          <table:table-cell office:value-type="float" office:value="2548.01" calcext:value-type="float">
            <text:p>2548.01</text:p>
          </table:table-cell>
          <table:table-cell office:value-type="float" office:value="17.21" calcext:value-type="float">
            <text:p>17.21</text:p>
          </table:table-cell>
          <table:table-cell office:value-type="float" office:value="101341.7" calcext:value-type="float">
            <text:p>101341.7</text:p>
          </table:table-cell>
        </table:table-row>
        <table:table-row table:style-name="ro1">
          <table:table-cell office:value-type="string" calcext:value-type="string">
            <text:p>Add Product 2 to Cart</text:p>
          </table:table-cell>
          <table:table-cell office:value-type="float" office:value="25000" calcext:value-type="float">
            <text:p>25000</text:p>
          </table:table-cell>
          <table:table-cell office:value-type="float" office:value="14037" calcext:value-type="float">
            <text:p>14037</text:p>
          </table:table-cell>
          <table:table-cell office:value-type="float" office:value="8" calcext:value-type="float">
            <text:p>8</text:p>
          </table:table-cell>
          <table:table-cell office:value-type="float" office:value="282750" calcext:value-type="float">
            <text:p>282750</text:p>
          </table:table-cell>
          <table:table-cell office:value-type="float" office:value="29627.11" calcext:value-type="float">
            <text:p>29627.11</text:p>
          </table:table-cell>
          <table:table-cell office:value-type="string" calcext:value-type="string">
            <text:p>14.632%</text:p>
          </table:table-cell>
          <table:table-cell office:value-type="float" office:value="25.7475" calcext:value-type="float">
            <text:p>25.7475</text:p>
          </table:table-cell>
          <table:table-cell office:value-type="float" office:value="568.55" calcext:value-type="float">
            <text:p>568.55</text:p>
          </table:table-cell>
          <table:table-cell office:value-type="float" office:value="39.26" calcext:value-type="float">
            <text:p>39.26</text:p>
          </table:table-cell>
          <table:table-cell office:value-type="float" office:value="22611.9" calcext:value-type="float">
            <text:p>22611.9</text:p>
          </table:table-cell>
        </table:table-row>
        <table:table-row table:style-name="ro1">
          <table:table-cell office:value-type="string" calcext:value-type="string">
            <text:p>Logout</text:p>
          </table:table-cell>
          <table:table-cell office:value-type="float" office:value="25000" calcext:value-type="float">
            <text:p>25000</text:p>
          </table:table-cell>
          <table:table-cell office:value-type="float" office:value="12804" calcext:value-type="float">
            <text:p>12804</text:p>
          </table:table-cell>
          <table:table-cell office:value-type="float" office:value="9" calcext:value-type="float">
            <text:p>9</text:p>
          </table:table-cell>
          <table:table-cell office:value-type="float" office:value="288718" calcext:value-type="float">
            <text:p>288718</text:p>
          </table:table-cell>
          <table:table-cell office:value-type="float" office:value="29234.13" calcext:value-type="float">
            <text:p>29234.13</text:p>
          </table:table-cell>
          <table:table-cell office:value-type="string" calcext:value-type="string">
            <text:p>5.780%</text:p>
          </table:table-cell>
          <table:table-cell office:value-type="float" office:value="25.75517" calcext:value-type="float">
            <text:p>25.75517</text:p>
          </table:table-cell>
          <table:table-cell office:value-type="float" office:value="261.05" calcext:value-type="float">
            <text:p>261.05</text:p>
          </table:table-cell>
          <table:table-cell office:value-type="float" office:value="37.6" calcext:value-type="float">
            <text:p>37.6</text:p>
          </table:table-cell>
          <table:table-cell office:value-type="float" office:value="10379.2" calcext:value-type="float">
            <text:p>10379.2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200000" calcext:value-type="float">
            <text:p>200000</text:p>
          </table:table-cell>
          <table:table-cell office:value-type="float" office:value="15475" calcext:value-type="float">
            <text:p>15475</text:p>
          </table:table-cell>
          <table:table-cell office:value-type="float" office:value="0" calcext:value-type="float">
            <text:p>0</text:p>
          </table:table-cell>
          <table:table-cell office:value-type="float" office:value="296962" calcext:value-type="float">
            <text:p>296962</text:p>
          </table:table-cell>
          <table:table-cell office:value-type="float" office:value="34874.19" calcext:value-type="float">
            <text:p>34874.19</text:p>
          </table:table-cell>
          <table:table-cell office:value-type="string" calcext:value-type="string">
            <text:p>15.735%</text:p>
          </table:table-cell>
          <table:table-cell office:value-type="float" office:value="205.82209" calcext:value-type="float">
            <text:p>205.82209</text:p>
          </table:table-cell>
          <table:table-cell office:value-type="float" office:value="9028.1" calcext:value-type="float">
            <text:p>9028.1</text:p>
          </table:table-cell>
          <table:table-cell office:value-type="float" office:value="142.23" calcext:value-type="float">
            <text:p>142.23</text:p>
          </table:table-cell>
          <table:table-cell office:value-type="float" office:value="44916.3" calcext:value-type="float">
            <text:p>44916.3</text:p>
          </table:table-cell>
        </table:table-row>
        <table:table-row table:style-name="ro1">
          <table:table-cell table:style-name="ce1" office:value-type="string" calcext:value-type="string" table:number-columns-spanned="11" table:number-rows-spanned="1">
            <text:p>Run 3</text:p>
          </table:table-cell>
          <table:covered-table-cell table:number-columns-repeated="5"/>
          <table:covered-table-cell table:style-name="Default"/>
          <table:covered-table-cell table:number-columns-repeated="4"/>
        </table:table-row>
        <table:table-row table:style-name="ro1">
          <table:table-cell office:value-type="string" calcext:value-type="string">
            <text:p>Label</text:p>
          </table:table-cell>
          <table:table-cell office:value-type="string" calcext:value-type="string">
            <text:p># Samples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Std. Dev.</text:p>
          </table:table-cell>
          <table:table-cell table:style-name="Default" office:value-type="string" calcext:value-type="string">
            <text:p>Error %</text:p>
          </table:table-cell>
          <table:table-cell office:value-type="string" calcext:value-type="string">
            <text:p>Throughput</text:p>
          </table:table-cell>
          <table:table-cell office:value-type="string" calcext:value-type="string">
            <text:p>Received KB/sec</text:p>
          </table:table-cell>
          <table:table-cell office:value-type="string" calcext:value-type="string">
            <text:p>Sent KB/sec</text:p>
          </table:table-cell>
          <table:table-cell office:value-type="string" calcext:value-type="string">
            <text:p>Avg. Bytes</text:p>
          </table:table-cell>
        </table:table-row>
        <table:table-row table:style-name="ro1">
          <table:table-cell office:value-type="string" calcext:value-type="string">
            <text:p>Home</text:p>
          </table:table-cell>
          <table:table-cell office:value-type="float" office:value="25000" calcext:value-type="float">
            <text:p>25000</text:p>
          </table:table-cell>
          <table:table-cell office:value-type="float" office:value="42848" calcext:value-type="float">
            <text:p>42848</text:p>
          </table:table-cell>
          <table:table-cell office:value-type="float" office:value="5" calcext:value-type="float">
            <text:p>5</text:p>
          </table:table-cell>
          <table:table-cell office:value-type="float" office:value="290852" calcext:value-type="float">
            <text:p>290852</text:p>
          </table:table-cell>
          <table:table-cell office:value-type="float" office:value="54109.55" calcext:value-type="float">
            <text:p>54109.55</text:p>
          </table:table-cell>
          <table:table-cell office:value-type="string" calcext:value-type="string">
            <text:p>30.944%</text:p>
          </table:table-cell>
          <table:table-cell office:value-type="float" office:value="26.63377" calcext:value-type="float">
            <text:p>26.63377</text:p>
          </table:table-cell>
          <table:table-cell office:value-type="float" office:value="184.46" calcext:value-type="float">
            <text:p>184.46</text:p>
          </table:table-cell>
          <table:table-cell office:value-type="float" office:value="2.64" calcext:value-type="float">
            <text:p>2.64</text:p>
          </table:table-cell>
          <table:table-cell office:value-type="float" office:value="7091.9" calcext:value-type="float">
            <text:p>7091.9</text:p>
          </table:table-cell>
        </table:table-row>
        <table:table-row table:style-name="ro1">
          <table:table-cell office:value-type="string" calcext:value-type="string">
            <text:p>Login</text:p>
          </table:table-cell>
          <table:table-cell office:value-type="float" office:value="25000" calcext:value-type="float">
            <text:p>25000</text:p>
          </table:table-cell>
          <table:table-cell office:value-type="float" office:value="25044" calcext:value-type="float">
            <text:p>25044</text:p>
          </table:table-cell>
          <table:table-cell office:value-type="float" office:value="6" calcext:value-type="float">
            <text:p>6</text:p>
          </table:table-cell>
          <table:table-cell office:value-type="float" office:value="272382" calcext:value-type="float">
            <text:p>272382</text:p>
          </table:table-cell>
          <table:table-cell office:value-type="float" office:value="43980.92" calcext:value-type="float">
            <text:p>43980.92</text:p>
          </table:table-cell>
          <table:table-cell office:value-type="string" calcext:value-type="string">
            <text:p>16.144%</text:p>
          </table:table-cell>
          <table:table-cell office:value-type="float" office:value="26.63167" calcext:value-type="float">
            <text:p>26.63167</text:p>
          </table:table-cell>
          <table:table-cell office:value-type="float" office:value="244.33" calcext:value-type="float">
            <text:p>244.33</text:p>
          </table:table-cell>
          <table:table-cell office:value-type="float" office:value="11.03" calcext:value-type="float">
            <text:p>11.03</text:p>
          </table:table-cell>
          <table:table-cell office:value-type="float" office:value="9394.6" calcext:value-type="float">
            <text:p>9394.6</text:p>
          </table:table-cell>
        </table:table-row>
        <table:table-row table:style-name="ro1">
          <table:table-cell office:value-type="string" calcext:value-type="string">
            <text:p>List Products</text:p>
          </table:table-cell>
          <table:table-cell office:value-type="float" office:value="25000" calcext:value-type="float">
            <text:p>25000</text:p>
          </table:table-cell>
          <table:table-cell office:value-type="float" office:value="8046" calcext:value-type="float">
            <text:p>8046</text:p>
          </table:table-cell>
          <table:table-cell office:value-type="float" office:value="0" calcext:value-type="float">
            <text:p>0</text:p>
          </table:table-cell>
          <table:table-cell office:value-type="float" office:value="272382" calcext:value-type="float">
            <text:p>272382</text:p>
          </table:table-cell>
          <table:table-cell office:value-type="float" office:value="23462.76" calcext:value-type="float">
            <text:p>23462.76</text:p>
          </table:table-cell>
          <table:table-cell office:value-type="string" calcext:value-type="string">
            <text:p>16.868%</text:p>
          </table:table-cell>
          <table:table-cell office:value-type="float" office:value="26.62903" calcext:value-type="float">
            <text:p>26.62903</text:p>
          </table:table-cell>
          <table:table-cell office:value-type="float" office:value="2566.31" calcext:value-type="float">
            <text:p>2566.31</text:p>
          </table:table-cell>
          <table:table-cell office:value-type="float" office:value="5.27" calcext:value-type="float">
            <text:p>5.27</text:p>
          </table:table-cell>
          <table:table-cell office:value-type="float" office:value="98685.5" calcext:value-type="float">
            <text:p>98685.5</text:p>
          </table:table-cell>
        </table:table-row>
        <table:table-row table:style-name="ro1">
          <table:table-cell office:value-type="string" calcext:value-type="string">
            <text:p>Look at Product</text:p>
          </table:table-cell>
          <table:table-cell office:value-type="float" office:value="25000" calcext:value-type="float">
            <text:p>25000</text:p>
          </table:table-cell>
          <table:table-cell office:value-type="float" office:value="5774" calcext:value-type="float">
            <text:p>5774</text:p>
          </table:table-cell>
          <table:table-cell office:value-type="float" office:value="0" calcext:value-type="float">
            <text:p>0</text:p>
          </table:table-cell>
          <table:table-cell office:value-type="float" office:value="272380" calcext:value-type="float">
            <text:p>272380</text:p>
          </table:table-cell>
          <table:table-cell office:value-type="float" office:value="15152.6" calcext:value-type="float">
            <text:p>15152.6</text:p>
          </table:table-cell>
          <table:table-cell office:value-type="string" calcext:value-type="string">
            <text:p>15.064%</text:p>
          </table:table-cell>
          <table:table-cell office:value-type="float" office:value="26.6258" calcext:value-type="float">
            <text:p>26.6258</text:p>
          </table:table-cell>
          <table:table-cell office:value-type="float" office:value="2271.28" calcext:value-type="float">
            <text:p>2271.28</text:p>
          </table:table-cell>
          <table:table-cell office:value-type="float" office:value="5.08" calcext:value-type="float">
            <text:p>5.08</text:p>
          </table:table-cell>
          <table:table-cell office:value-type="float" office:value="87350.9" calcext:value-type="float">
            <text:p>87350.9</text:p>
          </table:table-cell>
        </table:table-row>
        <table:table-row table:style-name="ro1">
          <table:table-cell office:value-type="string" calcext:value-type="string">
            <text:p>Add Product to Cart</text:p>
          </table:table-cell>
          <table:table-cell office:value-type="float" office:value="25000" calcext:value-type="float">
            <text:p>25000</text:p>
          </table:table-cell>
          <table:table-cell office:value-type="float" office:value="13291" calcext:value-type="float">
            <text:p>13291</text:p>
          </table:table-cell>
          <table:table-cell office:value-type="float" office:value="6" calcext:value-type="float">
            <text:p>6</text:p>
          </table:table-cell>
          <table:table-cell office:value-type="float" office:value="272380" calcext:value-type="float">
            <text:p>272380</text:p>
          </table:table-cell>
          <table:table-cell office:value-type="float" office:value="27297.06" calcext:value-type="float">
            <text:p>27297.06</text:p>
          </table:table-cell>
          <table:table-cell office:value-type="string" calcext:value-type="string">
            <text:p>14.588%</text:p>
          </table:table-cell>
          <table:table-cell office:value-type="float" office:value="26.62478" calcext:value-type="float">
            <text:p>26.62478</text:p>
          </table:table-cell>
          <table:table-cell office:value-type="float" office:value="573.7" calcext:value-type="float">
            <text:p>573.7</text:p>
          </table:table-cell>
          <table:table-cell office:value-type="float" office:value="25.68" calcext:value-type="float">
            <text:p>25.68</text:p>
          </table:table-cell>
          <table:table-cell office:value-type="float" office:value="22064.7" calcext:value-type="float">
            <text:p>22064.7</text:p>
          </table:table-cell>
        </table:table-row>
        <table:table-row table:style-name="ro1">
          <table:table-cell office:value-type="string" calcext:value-type="string">
            <text:p>List Products with different page</text:p>
          </table:table-cell>
          <table:table-cell office:value-type="float" office:value="25000" calcext:value-type="float">
            <text:p>25000</text:p>
          </table:table-cell>
          <table:table-cell office:value-type="float" office:value="4917" calcext:value-type="float">
            <text:p>4917</text:p>
          </table:table-cell>
          <table:table-cell office:value-type="float" office:value="0" calcext:value-type="float">
            <text:p>0</text:p>
          </table:table-cell>
          <table:table-cell office:value-type="float" office:value="243365" calcext:value-type="float">
            <text:p>243365</text:p>
          </table:table-cell>
          <table:table-cell office:value-type="float" office:value="14060.22" calcext:value-type="float">
            <text:p>14060.22</text:p>
          </table:table-cell>
          <table:table-cell office:value-type="string" calcext:value-type="string">
            <text:p>14.844%</text:p>
          </table:table-cell>
          <table:table-cell office:value-type="float" office:value="26.6275" calcext:value-type="float">
            <text:p>26.6275</text:p>
          </table:table-cell>
          <table:table-cell office:value-type="float" office:value="2631.78" calcext:value-type="float">
            <text:p>2631.78</text:p>
          </table:table-cell>
          <table:table-cell office:value-type="float" office:value="17.78" calcext:value-type="float">
            <text:p>17.78</text:p>
          </table:table-cell>
          <table:table-cell office:value-type="float" office:value="101208.9" calcext:value-type="float">
            <text:p>101208.9</text:p>
          </table:table-cell>
        </table:table-row>
        <table:table-row table:style-name="ro1">
          <table:table-cell office:value-type="string" calcext:value-type="string">
            <text:p>Add Product 2 to Cart</text:p>
          </table:table-cell>
          <table:table-cell office:value-type="float" office:value="25000" calcext:value-type="float">
            <text:p>25000</text:p>
          </table:table-cell>
          <table:table-cell office:value-type="float" office:value="13807" calcext:value-type="float">
            <text:p>13807</text:p>
          </table:table-cell>
          <table:table-cell office:value-type="float" office:value="7" calcext:value-type="float">
            <text:p>7</text:p>
          </table:table-cell>
          <table:table-cell office:value-type="float" office:value="290038" calcext:value-type="float">
            <text:p>290038</text:p>
          </table:table-cell>
          <table:table-cell office:value-type="float" office:value="27099.63" calcext:value-type="float">
            <text:p>27099.63</text:p>
          </table:table-cell>
          <table:table-cell office:value-type="string" calcext:value-type="string">
            <text:p>14.796%</text:p>
          </table:table-cell>
          <table:table-cell office:value-type="float" office:value="26.62849" calcext:value-type="float">
            <text:p>26.62849</text:p>
          </table:table-cell>
          <table:table-cell office:value-type="float" office:value="587.38" calcext:value-type="float">
            <text:p>587.38</text:p>
          </table:table-cell>
          <table:table-cell office:value-type="float" office:value="40.56" calcext:value-type="float">
            <text:p>40.56</text:p>
          </table:table-cell>
          <table:table-cell office:value-type="float" office:value="22587.6" calcext:value-type="float">
            <text:p>22587.6</text:p>
          </table:table-cell>
        </table:table-row>
        <table:table-row table:style-name="ro1">
          <table:table-cell office:value-type="string" calcext:value-type="string">
            <text:p>Logout</text:p>
          </table:table-cell>
          <table:table-cell office:value-type="float" office:value="25000" calcext:value-type="float">
            <text:p>25000</text:p>
          </table:table-cell>
          <table:table-cell office:value-type="float" office:value="12603" calcext:value-type="float">
            <text:p>12603</text:p>
          </table:table-cell>
          <table:table-cell office:value-type="float" office:value="7" calcext:value-type="float">
            <text:p>7</text:p>
          </table:table-cell>
          <table:table-cell office:value-type="float" office:value="282649" calcext:value-type="float">
            <text:p>282649</text:p>
          </table:table-cell>
          <table:table-cell office:value-type="float" office:value="26662.85" calcext:value-type="float">
            <text:p>26662.85</text:p>
          </table:table-cell>
          <table:table-cell office:value-type="string" calcext:value-type="string">
            <text:p>5.736%</text:p>
          </table:table-cell>
          <table:table-cell office:value-type="float" office:value="26.63607" calcext:value-type="float">
            <text:p>26.63607</text:p>
          </table:table-cell>
          <table:table-cell office:value-type="float" office:value="269.94" calcext:value-type="float">
            <text:p>269.94</text:p>
          </table:table-cell>
          <table:table-cell office:value-type="float" office:value="38.82" calcext:value-type="float">
            <text:p>38.82</text:p>
          </table:table-cell>
          <table:table-cell office:value-type="float" office:value="10377.5" calcext:value-type="float">
            <text:p>10377.5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200000" calcext:value-type="float">
            <text:p>200000</text:p>
          </table:table-cell>
          <table:table-cell office:value-type="float" office:value="15791" calcext:value-type="float">
            <text:p>15791</text:p>
          </table:table-cell>
          <table:table-cell office:value-type="float" office:value="0" calcext:value-type="float">
            <text:p>0</text:p>
          </table:table-cell>
          <table:table-cell office:value-type="float" office:value="290852" calcext:value-type="float">
            <text:p>290852</text:p>
          </table:table-cell>
          <table:table-cell office:value-type="float" office:value="33813.81" calcext:value-type="float">
            <text:p>33813.81</text:p>
          </table:table-cell>
          <table:table-cell office:value-type="string" calcext:value-type="string">
            <text:p>16.123%</text:p>
          </table:table-cell>
          <table:table-cell office:value-type="float" office:value="212.92747" calcext:value-type="float">
            <text:p>212.92747</text:p>
          </table:table-cell>
          <table:table-cell office:value-type="float" office:value="9324.97" calcext:value-type="float">
            <text:p>9324.97</text:p>
          </table:table-cell>
          <table:table-cell office:value-type="float" office:value="146.8" calcext:value-type="float">
            <text:p>146.8</text:p>
          </table:table-cell>
          <table:table-cell office:value-type="float" office:value="44845.2" calcext:value-type="float">
            <text:p>44845.2</text:p>
          </table:table-cell>
        </table:table-row>
        <table:table-row table:style-name="ro1">
          <table:table-cell table:style-name="ce1" office:value-type="string" calcext:value-type="string" table:number-columns-spanned="11" table:number-rows-spanned="1">
            <text:p>Run 4</text:p>
          </table:table-cell>
          <table:covered-table-cell table:number-columns-repeated="5"/>
          <table:covered-table-cell table:style-name="Default"/>
          <table:covered-table-cell table:number-columns-repeated="4"/>
        </table:table-row>
        <table:table-row table:style-name="ro1">
          <table:table-cell office:value-type="string" calcext:value-type="string">
            <text:p>Label</text:p>
          </table:table-cell>
          <table:table-cell office:value-type="string" calcext:value-type="string">
            <text:p># Samples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Std. Dev.</text:p>
          </table:table-cell>
          <table:table-cell table:style-name="Default" office:value-type="string" calcext:value-type="string">
            <text:p>Error %</text:p>
          </table:table-cell>
          <table:table-cell office:value-type="string" calcext:value-type="string">
            <text:p>Throughput</text:p>
          </table:table-cell>
          <table:table-cell office:value-type="string" calcext:value-type="string">
            <text:p>Received KB/sec</text:p>
          </table:table-cell>
          <table:table-cell office:value-type="string" calcext:value-type="string">
            <text:p>Sent KB/sec</text:p>
          </table:table-cell>
          <table:table-cell office:value-type="string" calcext:value-type="string">
            <text:p>Avg. Bytes</text:p>
          </table:table-cell>
        </table:table-row>
        <table:table-row table:style-name="ro1">
          <table:table-cell office:value-type="string" calcext:value-type="string">
            <text:p>Home</text:p>
          </table:table-cell>
          <table:table-cell office:value-type="float" office:value="25000" calcext:value-type="float">
            <text:p>25000</text:p>
          </table:table-cell>
          <table:table-cell office:value-type="float" office:value="40937" calcext:value-type="float">
            <text:p>40937</text:p>
          </table:table-cell>
          <table:table-cell office:value-type="float" office:value="7" calcext:value-type="float">
            <text:p>7</text:p>
          </table:table-cell>
          <table:table-cell office:value-type="float" office:value="295860" calcext:value-type="float">
            <text:p>295860</text:p>
          </table:table-cell>
          <table:table-cell office:value-type="float" office:value="52036.5" calcext:value-type="float">
            <text:p>52036.5</text:p>
          </table:table-cell>
          <table:table-cell office:value-type="string" calcext:value-type="string">
            <text:p>29.684%</text:p>
          </table:table-cell>
          <table:table-cell office:value-type="float" office:value="26.50245" calcext:value-type="float">
            <text:p>26.50245</text:p>
          </table:table-cell>
          <table:table-cell office:value-type="float" office:value="185.69" calcext:value-type="float">
            <text:p>185.69</text:p>
          </table:table-cell>
          <table:table-cell office:value-type="float" office:value="2.68" calcext:value-type="float">
            <text:p>2.68</text:p>
          </table:table-cell>
          <table:table-cell office:value-type="float" office:value="7174.8" calcext:value-type="float">
            <text:p>7174.8</text:p>
          </table:table-cell>
        </table:table-row>
        <table:table-row table:style-name="ro1">
          <table:table-cell office:value-type="string" calcext:value-type="string">
            <text:p>Login</text:p>
          </table:table-cell>
          <table:table-cell office:value-type="float" office:value="25000" calcext:value-type="float">
            <text:p>25000</text:p>
          </table:table-cell>
          <table:table-cell office:value-type="float" office:value="25654" calcext:value-type="float">
            <text:p>25654</text:p>
          </table:table-cell>
          <table:table-cell office:value-type="float" office:value="5" calcext:value-type="float">
            <text:p>5</text:p>
          </table:table-cell>
          <table:table-cell office:value-type="float" office:value="289536" calcext:value-type="float">
            <text:p>289536</text:p>
          </table:table-cell>
          <table:table-cell office:value-type="float" office:value="47481.34" calcext:value-type="float">
            <text:p>47481.34</text:p>
          </table:table-cell>
          <table:table-cell office:value-type="string" calcext:value-type="string">
            <text:p>15.696%</text:p>
          </table:table-cell>
          <table:table-cell office:value-type="float" office:value="26.49914" calcext:value-type="float">
            <text:p>26.49914</text:p>
          </table:table-cell>
          <table:table-cell office:value-type="float" office:value="244.07" calcext:value-type="float">
            <text:p>244.07</text:p>
          </table:table-cell>
          <table:table-cell office:value-type="float" office:value="11.03" calcext:value-type="float">
            <text:p>11.03</text:p>
          </table:table-cell>
          <table:table-cell office:value-type="float" office:value="9431.5" calcext:value-type="float">
            <text:p>9431.5</text:p>
          </table:table-cell>
        </table:table-row>
        <table:table-row table:style-name="ro1">
          <table:table-cell office:value-type="string" calcext:value-type="string">
            <text:p>List Products</text:p>
          </table:table-cell>
          <table:table-cell office:value-type="float" office:value="25000" calcext:value-type="float">
            <text:p>25000</text:p>
          </table:table-cell>
          <table:table-cell office:value-type="float" office:value="8144" calcext:value-type="float">
            <text:p>8144</text:p>
          </table:table-cell>
          <table:table-cell office:value-type="float" office:value="0" calcext:value-type="float">
            <text:p>0</text:p>
          </table:table-cell>
          <table:table-cell office:value-type="float" office:value="282628" calcext:value-type="float">
            <text:p>282628</text:p>
          </table:table-cell>
          <table:table-cell office:value-type="float" office:value="25287.63" calcext:value-type="float">
            <text:p>25287.63</text:p>
          </table:table-cell>
          <table:table-cell office:value-type="string" calcext:value-type="string">
            <text:p>16.292%</text:p>
          </table:table-cell>
          <table:table-cell office:value-type="float" office:value="26.49338" calcext:value-type="float">
            <text:p>26.49338</text:p>
          </table:table-cell>
          <table:table-cell office:value-type="float" office:value="2575.17" calcext:value-type="float">
            <text:p>2575.17</text:p>
          </table:table-cell>
          <table:table-cell office:value-type="float" office:value="5.29" calcext:value-type="float">
            <text:p>5.29</text:p>
          </table:table-cell>
          <table:table-cell office:value-type="float" office:value="99533.5" calcext:value-type="float">
            <text:p>99533.5</text:p>
          </table:table-cell>
        </table:table-row>
        <table:table-row table:style-name="ro1">
          <table:table-cell office:value-type="string" calcext:value-type="string">
            <text:p>Look at Product</text:p>
          </table:table-cell>
          <table:table-cell office:value-type="float" office:value="25000" calcext:value-type="float">
            <text:p>25000</text:p>
          </table:table-cell>
          <table:table-cell office:value-type="float" office:value="6385" calcext:value-type="float">
            <text:p>6385</text:p>
          </table:table-cell>
          <table:table-cell office:value-type="float" office:value="0" calcext:value-type="float">
            <text:p>0</text:p>
          </table:table-cell>
          <table:table-cell office:value-type="float" office:value="282628" calcext:value-type="float">
            <text:p>282628</text:p>
          </table:table-cell>
          <table:table-cell office:value-type="float" office:value="19637.56" calcext:value-type="float">
            <text:p>19637.56</text:p>
          </table:table-cell>
          <table:table-cell office:value-type="string" calcext:value-type="string">
            <text:p>14.744%</text:p>
          </table:table-cell>
          <table:table-cell office:value-type="float" office:value="26.4833" calcext:value-type="float">
            <text:p>26.4833</text:p>
          </table:table-cell>
          <table:table-cell office:value-type="float" office:value="2270.59" calcext:value-type="float">
            <text:p>2270.59</text:p>
          </table:table-cell>
          <table:table-cell office:value-type="float" office:value="5.08" calcext:value-type="float">
            <text:p>5.08</text:p>
          </table:table-cell>
          <table:table-cell office:value-type="float" office:value="87794.3" calcext:value-type="float">
            <text:p>87794.3</text:p>
          </table:table-cell>
        </table:table-row>
        <table:table-row table:style-name="ro1">
          <table:table-cell office:value-type="string" calcext:value-type="string">
            <text:p>Add Product to Cart</text:p>
          </table:table-cell>
          <table:table-cell office:value-type="float" office:value="25000" calcext:value-type="float">
            <text:p>25000</text:p>
          </table:table-cell>
          <table:table-cell office:value-type="float" office:value="13527" calcext:value-type="float">
            <text:p>13527</text:p>
          </table:table-cell>
          <table:table-cell office:value-type="float" office:value="7" calcext:value-type="float">
            <text:p>7</text:p>
          </table:table-cell>
          <table:table-cell office:value-type="float" office:value="282623" calcext:value-type="float">
            <text:p>282623</text:p>
          </table:table-cell>
          <table:table-cell office:value-type="float" office:value="28255.35" calcext:value-type="float">
            <text:p>28255.35</text:p>
          </table:table-cell>
          <table:table-cell office:value-type="string" calcext:value-type="string">
            <text:p>14.084%</text:p>
          </table:table-cell>
          <table:table-cell office:value-type="float" office:value="26.48142" calcext:value-type="float">
            <text:p>26.48142</text:p>
          </table:table-cell>
          <table:table-cell office:value-type="float" office:value="572.82" calcext:value-type="float">
            <text:p>572.82</text:p>
          </table:table-cell>
          <table:table-cell office:value-type="float" office:value="25.64" calcext:value-type="float">
            <text:p>25.64</text:p>
          </table:table-cell>
          <table:table-cell office:value-type="float" office:value="22150.2" calcext:value-type="float">
            <text:p>22150.2</text:p>
          </table:table-cell>
        </table:table-row>
        <table:table-row table:style-name="ro1">
          <table:table-cell office:value-type="string" calcext:value-type="string">
            <text:p>List Products with different page</text:p>
          </table:table-cell>
          <table:table-cell office:value-type="float" office:value="25000" calcext:value-type="float">
            <text:p>25000</text:p>
          </table:table-cell>
          <table:table-cell office:value-type="float" office:value="4633" calcext:value-type="float">
            <text:p>4633</text:p>
          </table:table-cell>
          <table:table-cell office:value-type="float" office:value="0" calcext:value-type="float">
            <text:p>0</text:p>
          </table:table-cell>
          <table:table-cell office:value-type="float" office:value="262853" calcext:value-type="float">
            <text:p>262853</text:p>
          </table:table-cell>
          <table:table-cell office:value-type="float" office:value="12731.53" calcext:value-type="float">
            <text:p>12731.53</text:p>
          </table:table-cell>
          <table:table-cell office:value-type="string" calcext:value-type="string">
            <text:p>14.044%</text:p>
          </table:table-cell>
          <table:table-cell office:value-type="float" office:value="26.48389" calcext:value-type="float">
            <text:p>26.48389</text:p>
          </table:table-cell>
          <table:table-cell office:value-type="float" office:value="2644.53" calcext:value-type="float">
            <text:p>2644.53</text:p>
          </table:table-cell>
          <table:table-cell office:value-type="float" office:value="17.85" calcext:value-type="float">
            <text:p>17.85</text:p>
          </table:table-cell>
          <table:table-cell office:value-type="float" office:value="102250.8" calcext:value-type="float">
            <text:p>102250.8</text:p>
          </table:table-cell>
        </table:table-row>
        <table:table-row table:style-name="ro1">
          <table:table-cell office:value-type="string" calcext:value-type="string">
            <text:p>Add Product 2 to Cart</text:p>
          </table:table-cell>
          <table:table-cell office:value-type="float" office:value="25000" calcext:value-type="float">
            <text:p>25000</text:p>
          </table:table-cell>
          <table:table-cell office:value-type="float" office:value="13967" calcext:value-type="float">
            <text:p>13967</text:p>
          </table:table-cell>
          <table:table-cell office:value-type="float" office:value="6" calcext:value-type="float">
            <text:p>6</text:p>
          </table:table-cell>
          <table:table-cell office:value-type="float" office:value="295850" calcext:value-type="float">
            <text:p>295850</text:p>
          </table:table-cell>
          <table:table-cell office:value-type="float" office:value="29378.34" calcext:value-type="float">
            <text:p>29378.34</text:p>
          </table:table-cell>
          <table:table-cell office:value-type="string" calcext:value-type="string">
            <text:p>13.860%</text:p>
          </table:table-cell>
          <table:table-cell office:value-type="float" office:value="26.48417" calcext:value-type="float">
            <text:p>26.48417</text:p>
          </table:table-cell>
          <table:table-cell office:value-type="float" office:value="589.15" calcext:value-type="float">
            <text:p>589.15</text:p>
          </table:table-cell>
          <table:table-cell office:value-type="float" office:value="40.73" calcext:value-type="float">
            <text:p>40.73</text:p>
          </table:table-cell>
          <table:table-cell office:value-type="float" office:value="22779.4" calcext:value-type="float">
            <text:p>22779.4</text:p>
          </table:table-cell>
        </table:table-row>
        <table:table-row table:style-name="ro1">
          <table:table-cell office:value-type="string" calcext:value-type="string">
            <text:p>Logout</text:p>
          </table:table-cell>
          <table:table-cell office:value-type="float" office:value="25000" calcext:value-type="float">
            <text:p>25000</text:p>
          </table:table-cell>
          <table:table-cell office:value-type="float" office:value="13134" calcext:value-type="float">
            <text:p>13134</text:p>
          </table:table-cell>
          <table:table-cell office:value-type="float" office:value="8" calcext:value-type="float">
            <text:p>8</text:p>
          </table:table-cell>
          <table:table-cell office:value-type="float" office:value="282627" calcext:value-type="float">
            <text:p>282627</text:p>
          </table:table-cell>
          <table:table-cell office:value-type="float" office:value="29724.71" calcext:value-type="float">
            <text:p>29724.71</text:p>
          </table:table-cell>
          <table:table-cell office:value-type="string" calcext:value-type="string">
            <text:p>5.804%</text:p>
          </table:table-cell>
          <table:table-cell office:value-type="float" office:value="26.49077" calcext:value-type="float">
            <text:p>26.49077</text:p>
          </table:table-cell>
          <table:table-cell office:value-type="float" office:value="268.49" calcext:value-type="float">
            <text:p>268.49</text:p>
          </table:table-cell>
          <table:table-cell office:value-type="float" office:value="38.79" calcext:value-type="float">
            <text:p>38.79</text:p>
          </table:table-cell>
          <table:table-cell office:value-type="float" office:value="10378.3" calcext:value-type="float">
            <text:p>10378.3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200000" calcext:value-type="float">
            <text:p>200000</text:p>
          </table:table-cell>
          <table:table-cell office:value-type="float" office:value="15798" calcext:value-type="float">
            <text:p>15798</text:p>
          </table:table-cell>
          <table:table-cell office:value-type="float" office:value="0" calcext:value-type="float">
            <text:p>0</text:p>
          </table:table-cell>
          <table:table-cell office:value-type="float" office:value="295860" calcext:value-type="float">
            <text:p>295860</text:p>
          </table:table-cell>
          <table:table-cell office:value-type="float" office:value="34840.78" calcext:value-type="float">
            <text:p>34840.78</text:p>
          </table:table-cell>
          <table:table-cell office:value-type="string" calcext:value-type="string">
            <text:p>15.526%</text:p>
          </table:table-cell>
          <table:table-cell office:value-type="float" office:value="211.76907" calcext:value-type="float">
            <text:p>211.76907</text:p>
          </table:table-cell>
          <table:table-cell office:value-type="float" office:value="9344.85" calcext:value-type="float">
            <text:p>9344.85</text:p>
          </table:table-cell>
          <table:table-cell office:value-type="float" office:value="146.99" calcext:value-type="float">
            <text:p>146.99</text:p>
          </table:table-cell>
          <table:table-cell office:value-type="float" office:value="45186.6" calcext:value-type="float">
            <text:p>45186.6</text:p>
          </table:table-cell>
        </table:table-row>
        <table:table-row table:style-name="ro1">
          <table:table-cell table:style-name="ce1" office:value-type="string" calcext:value-type="string" table:number-columns-spanned="11" table:number-rows-spanned="1">
            <text:p>Run 5</text:p>
          </table:table-cell>
          <table:covered-table-cell table:number-columns-repeated="5"/>
          <table:covered-table-cell table:style-name="Default"/>
          <table:covered-table-cell table:number-columns-repeated="4"/>
        </table:table-row>
        <table:table-row table:style-name="ro1">
          <table:table-cell office:value-type="string" calcext:value-type="string">
            <text:p>Label</text:p>
          </table:table-cell>
          <table:table-cell office:value-type="string" calcext:value-type="string">
            <text:p># Samples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Std. Dev.</text:p>
          </table:table-cell>
          <table:table-cell table:style-name="Default" office:value-type="string" calcext:value-type="string">
            <text:p>Error %</text:p>
          </table:table-cell>
          <table:table-cell office:value-type="string" calcext:value-type="string">
            <text:p>Throughput</text:p>
          </table:table-cell>
          <table:table-cell office:value-type="string" calcext:value-type="string">
            <text:p>Received KB/sec</text:p>
          </table:table-cell>
          <table:table-cell office:value-type="string" calcext:value-type="string">
            <text:p>Sent KB/sec</text:p>
          </table:table-cell>
          <table:table-cell office:value-type="string" calcext:value-type="string">
            <text:p>Avg. Bytes</text:p>
          </table:table-cell>
        </table:table-row>
        <table:table-row table:style-name="ro1">
          <table:table-cell office:value-type="string" calcext:value-type="string">
            <text:p>Home</text:p>
          </table:table-cell>
          <table:table-cell office:value-type="float" office:value="25000" calcext:value-type="float">
            <text:p>25000</text:p>
          </table:table-cell>
          <table:table-cell office:value-type="float" office:value="41112" calcext:value-type="float">
            <text:p>41112</text:p>
          </table:table-cell>
          <table:table-cell office:value-type="float" office:value="9" calcext:value-type="float">
            <text:p>9</text:p>
          </table:table-cell>
          <table:table-cell office:value-type="float" office:value="282441" calcext:value-type="float">
            <text:p>282441</text:p>
          </table:table-cell>
          <table:table-cell office:value-type="float" office:value="51592.85" calcext:value-type="float">
            <text:p>51592.85</text:p>
          </table:table-cell>
          <table:table-cell office:value-type="string" calcext:value-type="string">
            <text:p>29.436%</text:p>
          </table:table-cell>
          <table:table-cell office:value-type="float" office:value="26.73914" calcext:value-type="float">
            <text:p>26.73914</text:p>
          </table:table-cell>
          <table:table-cell office:value-type="float" office:value="187.75" calcext:value-type="float">
            <text:p>187.75</text:p>
          </table:table-cell>
          <table:table-cell office:value-type="float" office:value="2.71" calcext:value-type="float">
            <text:p>2.71</text:p>
          </table:table-cell>
          <table:table-cell office:value-type="float" office:value="7189.9" calcext:value-type="float">
            <text:p>7189.9</text:p>
          </table:table-cell>
        </table:table-row>
        <table:table-row table:style-name="ro1">
          <table:table-cell office:value-type="string" calcext:value-type="string">
            <text:p>Login</text:p>
          </table:table-cell>
          <table:table-cell office:value-type="float" office:value="25000" calcext:value-type="float">
            <text:p>25000</text:p>
          </table:table-cell>
          <table:table-cell office:value-type="float" office:value="23895" calcext:value-type="float">
            <text:p>23895</text:p>
          </table:table-cell>
          <table:table-cell office:value-type="float" office:value="7" calcext:value-type="float">
            <text:p>7</text:p>
          </table:table-cell>
          <table:table-cell office:value-type="float" office:value="305157" calcext:value-type="float">
            <text:p>305157</text:p>
          </table:table-cell>
          <table:table-cell office:value-type="float" office:value="42980.1" calcext:value-type="float">
            <text:p>42980.1</text:p>
          </table:table-cell>
          <table:table-cell office:value-type="string" calcext:value-type="string">
            <text:p>15.312%</text:p>
          </table:table-cell>
          <table:table-cell office:value-type="float" office:value="26.73957" calcext:value-type="float">
            <text:p>26.73957</text:p>
          </table:table-cell>
          <table:table-cell office:value-type="float" office:value="247.09" calcext:value-type="float">
            <text:p>247.09</text:p>
          </table:table-cell>
          <table:table-cell office:value-type="float" office:value="11.17" calcext:value-type="float">
            <text:p>11.17</text:p>
          </table:table-cell>
          <table:table-cell office:value-type="float" office:value="9462.4" calcext:value-type="float">
            <text:p>9462.4</text:p>
          </table:table-cell>
        </table:table-row>
        <table:table-row table:style-name="ro1">
          <table:table-cell office:value-type="string" calcext:value-type="string">
            <text:p>List Products</text:p>
          </table:table-cell>
          <table:table-cell office:value-type="float" office:value="25000" calcext:value-type="float">
            <text:p>25000</text:p>
          </table:table-cell>
          <table:table-cell office:value-type="float" office:value="8748" calcext:value-type="float">
            <text:p>8748</text:p>
          </table:table-cell>
          <table:table-cell office:value-type="float" office:value="0" calcext:value-type="float">
            <text:p>0</text:p>
          </table:table-cell>
          <table:table-cell office:value-type="float" office:value="258047" calcext:value-type="float">
            <text:p>258047</text:p>
          </table:table-cell>
          <table:table-cell office:value-type="float" office:value="26012.11" calcext:value-type="float">
            <text:p>26012.11</text:p>
          </table:table-cell>
          <table:table-cell office:value-type="string" calcext:value-type="string">
            <text:p>16.612%</text:p>
          </table:table-cell>
          <table:table-cell office:value-type="float" office:value="26.73957" calcext:value-type="float">
            <text:p>26.73957</text:p>
          </table:table-cell>
          <table:table-cell office:value-type="float" office:value="2586.71" calcext:value-type="float">
            <text:p>2586.71</text:p>
          </table:table-cell>
          <table:table-cell office:value-type="float" office:value="5.32" calcext:value-type="float">
            <text:p>5.32</text:p>
          </table:table-cell>
          <table:table-cell office:value-type="float" office:value="99058.8" calcext:value-type="float">
            <text:p>99058.8</text:p>
          </table:table-cell>
        </table:table-row>
        <table:table-row table:style-name="ro1">
          <table:table-cell office:value-type="string" calcext:value-type="string">
            <text:p>Look at Product</text:p>
          </table:table-cell>
          <table:table-cell office:value-type="float" office:value="25000" calcext:value-type="float">
            <text:p>25000</text:p>
          </table:table-cell>
          <table:table-cell office:value-type="float" office:value="6815" calcext:value-type="float">
            <text:p>6815</text:p>
          </table:table-cell>
          <table:table-cell office:value-type="float" office:value="0" calcext:value-type="float">
            <text:p>0</text:p>
          </table:table-cell>
          <table:table-cell office:value-type="float" office:value="249853" calcext:value-type="float">
            <text:p>249853</text:p>
          </table:table-cell>
          <table:table-cell office:value-type="float" office:value="20487.46" calcext:value-type="float">
            <text:p>20487.46</text:p>
          </table:table-cell>
          <table:table-cell office:value-type="string" calcext:value-type="string">
            <text:p>14.844%</text:p>
          </table:table-cell>
          <table:table-cell office:value-type="float" office:value="26.739" calcext:value-type="float">
            <text:p>26.739</text:p>
          </table:table-cell>
          <table:table-cell office:value-type="float" office:value="2286.14" calcext:value-type="float">
            <text:p>2286.14</text:p>
          </table:table-cell>
          <table:table-cell office:value-type="float" office:value="5.12" calcext:value-type="float">
            <text:p>5.12</text:p>
          </table:table-cell>
          <table:table-cell office:value-type="float" office:value="87550.2" calcext:value-type="float">
            <text:p>87550.2</text:p>
          </table:table-cell>
        </table:table-row>
        <table:table-row table:style-name="ro1">
          <table:table-cell office:value-type="string" calcext:value-type="string">
            <text:p>Add Product to Cart</text:p>
          </table:table-cell>
          <table:table-cell office:value-type="float" office:value="25000" calcext:value-type="float">
            <text:p>25000</text:p>
          </table:table-cell>
          <table:table-cell office:value-type="float" office:value="13083" calcext:value-type="float">
            <text:p>13083</text:p>
          </table:table-cell>
          <table:table-cell office:value-type="float" office:value="6" calcext:value-type="float">
            <text:p>6</text:p>
          </table:table-cell>
          <table:table-cell office:value-type="float" office:value="249858" calcext:value-type="float">
            <text:p>249858</text:p>
          </table:table-cell>
          <table:table-cell office:value-type="float" office:value="27706.53" calcext:value-type="float">
            <text:p>27706.53</text:p>
          </table:table-cell>
          <table:table-cell office:value-type="string" calcext:value-type="string">
            <text:p>14.052%</text:p>
          </table:table-cell>
          <table:table-cell office:value-type="float" office:value="26.73983" calcext:value-type="float">
            <text:p>26.73983</text:p>
          </table:table-cell>
          <table:table-cell office:value-type="float" office:value="578.54" calcext:value-type="float">
            <text:p>578.54</text:p>
          </table:table-cell>
          <table:table-cell office:value-type="float" office:value="25.89" calcext:value-type="float">
            <text:p>25.89</text:p>
          </table:table-cell>
          <table:table-cell office:value-type="float" office:value="22155.1" calcext:value-type="float">
            <text:p>22155.1</text:p>
          </table:table-cell>
        </table:table-row>
        <table:table-row table:style-name="ro1">
          <table:table-cell office:value-type="string" calcext:value-type="string">
            <text:p>List Products with different page</text:p>
          </table:table-cell>
          <table:table-cell office:value-type="float" office:value="25000" calcext:value-type="float">
            <text:p>25000</text:p>
          </table:table-cell>
          <table:table-cell office:value-type="float" office:value="4556" calcext:value-type="float">
            <text:p>4556</text:p>
          </table:table-cell>
          <table:table-cell office:value-type="float" office:value="0" calcext:value-type="float">
            <text:p>0</text:p>
          </table:table-cell>
          <table:table-cell office:value-type="float" office:value="224282" calcext:value-type="float">
            <text:p>224282</text:p>
          </table:table-cell>
          <table:table-cell office:value-type="float" office:value="12115.78" calcext:value-type="float">
            <text:p>12115.78</text:p>
          </table:table-cell>
          <table:table-cell office:value-type="string" calcext:value-type="string">
            <text:p>13.772%</text:p>
          </table:table-cell>
          <table:table-cell office:value-type="float" office:value="26.7442" calcext:value-type="float">
            <text:p>26.7442</text:p>
          </table:table-cell>
          <table:table-cell office:value-type="float" office:value="2676.95" calcext:value-type="float">
            <text:p>2676.95</text:p>
          </table:table-cell>
          <table:table-cell office:value-type="float" office:value="18.07" calcext:value-type="float">
            <text:p>18.07</text:p>
          </table:table-cell>
          <table:table-cell office:value-type="float" office:value="102496.8" calcext:value-type="float">
            <text:p>102496.8</text:p>
          </table:table-cell>
        </table:table-row>
        <table:table-row table:style-name="ro1">
          <table:table-cell office:value-type="string" calcext:value-type="string">
            <text:p>Add Product 2 to Cart</text:p>
          </table:table-cell>
          <table:table-cell office:value-type="float" office:value="25000" calcext:value-type="float">
            <text:p>25000</text:p>
          </table:table-cell>
          <table:table-cell office:value-type="float" office:value="14162" calcext:value-type="float">
            <text:p>14162</text:p>
          </table:table-cell>
          <table:table-cell office:value-type="float" office:value="6" calcext:value-type="float">
            <text:p>6</text:p>
          </table:table-cell>
          <table:table-cell office:value-type="float" office:value="281985" calcext:value-type="float">
            <text:p>281985</text:p>
          </table:table-cell>
          <table:table-cell office:value-type="float" office:value="29689.26" calcext:value-type="float">
            <text:p>29689.26</text:p>
          </table:table-cell>
          <table:table-cell office:value-type="string" calcext:value-type="string">
            <text:p>13.728%</text:p>
          </table:table-cell>
          <table:table-cell office:value-type="float" office:value="26.74767" calcext:value-type="float">
            <text:p>26.74767</text:p>
          </table:table-cell>
          <table:table-cell office:value-type="float" office:value="595.09" calcext:value-type="float">
            <text:p>595.09</text:p>
          </table:table-cell>
          <table:table-cell office:value-type="float" office:value="41.1" calcext:value-type="float">
            <text:p>41.1</text:p>
          </table:table-cell>
          <table:table-cell office:value-type="float" office:value="22782.1" calcext:value-type="float">
            <text:p>22782.1</text:p>
          </table:table-cell>
        </table:table-row>
        <table:table-row table:style-name="ro1">
          <table:table-cell office:value-type="string" calcext:value-type="string">
            <text:p>Logout</text:p>
          </table:table-cell>
          <table:table-cell office:value-type="float" office:value="25000" calcext:value-type="float">
            <text:p>25000</text:p>
          </table:table-cell>
          <table:table-cell office:value-type="float" office:value="12567" calcext:value-type="float">
            <text:p>12567</text:p>
          </table:table-cell>
          <table:table-cell office:value-type="float" office:value="6" calcext:value-type="float">
            <text:p>6</text:p>
          </table:table-cell>
          <table:table-cell office:value-type="float" office:value="261913" calcext:value-type="float">
            <text:p>261913</text:p>
          </table:table-cell>
          <table:table-cell office:value-type="float" office:value="27078.18" calcext:value-type="float">
            <text:p>27078.18</text:p>
          </table:table-cell>
          <table:table-cell office:value-type="string" calcext:value-type="string">
            <text:p>5.836%</text:p>
          </table:table-cell>
          <table:table-cell office:value-type="float" office:value="26.75591" calcext:value-type="float">
            <text:p>26.75591</text:p>
          </table:table-cell>
          <table:table-cell office:value-type="float" office:value="271.03" calcext:value-type="float">
            <text:p>271.03</text:p>
          </table:table-cell>
          <table:table-cell office:value-type="float" office:value="39.2" calcext:value-type="float">
            <text:p>39.2</text:p>
          </table:table-cell>
          <table:table-cell office:value-type="float" office:value="10373" calcext:value-type="float">
            <text:p>10373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200000" calcext:value-type="float">
            <text:p>200000</text:p>
          </table:table-cell>
          <table:table-cell office:value-type="float" office:value="15617" calcext:value-type="float">
            <text:p>15617</text:p>
          </table:table-cell>
          <table:table-cell office:value-type="float" office:value="0" calcext:value-type="float">
            <text:p>0</text:p>
          </table:table-cell>
          <table:table-cell office:value-type="float" office:value="305157" calcext:value-type="float">
            <text:p>305157</text:p>
          </table:table-cell>
          <table:table-cell office:value-type="float" office:value="33760.1" calcext:value-type="float">
            <text:p>33760.1</text:p>
          </table:table-cell>
          <table:table-cell office:value-type="string" calcext:value-type="string">
            <text:p>15.449%</text:p>
          </table:table-cell>
          <table:table-cell office:value-type="float" office:value="213.83376" calcext:value-type="float">
            <text:p>213.83376</text:p>
          </table:table-cell>
          <table:table-cell office:value-type="float" office:value="9424.88" calcext:value-type="float">
            <text:p>9424.88</text:p>
          </table:table-cell>
          <table:table-cell office:value-type="float" office:value="148.47" calcext:value-type="float">
            <text:p>148.47</text:p>
          </table:table-cell>
          <table:table-cell office:value-type="float" office:value="45133.5" calcext:value-type="float">
            <text:p>45133.5</text:p>
          </table:table-cell>
        </table:table-row>
      </table:table>
      <table:table table:name="'file:///home/fdil/Documents/ufc/SENG533/test/JmeterResults/n100/n100_Average.ods'#Data" table:print="false" table:style-name="ta_extref">
        <table:table-source xlink:type="simple" xlink:href="../../n100/n100_Average.ods" table:table-name="Data" table:filter-name="calc8" table:mode="copy-results-only"/>
        <table:table-column table:number-columns-repeated="5"/>
        <table:table-row table:number-rows-repeated="2">
          <table:table-cell table:number-columns-repeated="5"/>
        </table:table-row>
        <table:table-row>
          <table:table-cell table:number-columns-repeated="2"/>
          <table:table-cell table:style-name="ce3" office:value-type="float" office:value="1496">
            <text:p>1496</text:p>
          </table:table-cell>
          <table:table-cell table:style-name="ce3" office:value-type="float" office:value="33">
            <text:p>33</text:p>
          </table:table-cell>
          <table:table-cell table:style-name="ce3" office:value-type="float" office:value="3797">
            <text:p>3797</text:p>
          </table:table-cell>
        </table:table-row>
        <table:table-row>
          <table:table-cell table:number-columns-repeated="2"/>
          <table:table-cell table:style-name="ce3" office:value-type="float" office:value="1591">
            <text:p>1591</text:p>
          </table:table-cell>
          <table:table-cell table:style-name="ce3" office:value-type="float" office:value="51">
            <text:p>51</text:p>
          </table:table-cell>
          <table:table-cell table:style-name="ce3" office:value-type="float" office:value="3895">
            <text:p>3895</text:p>
          </table:table-cell>
        </table:table-row>
        <table:table-row>
          <table:table-cell table:number-columns-repeated="2"/>
          <table:table-cell table:style-name="ce3" office:value-type="float" office:value="1067">
            <text:p>1067</text:p>
          </table:table-cell>
          <table:table-cell table:style-name="ce3" office:value-type="float" office:value="66">
            <text:p>66</text:p>
          </table:table-cell>
          <table:table-cell table:style-name="ce3" office:value-type="float" office:value="2998">
            <text:p>2998</text:p>
          </table:table-cell>
        </table:table-row>
        <table:table-row>
          <table:table-cell table:number-columns-repeated="2"/>
          <table:table-cell table:style-name="ce3" office:value-type="float" office:value="1085">
            <text:p>1085</text:p>
          </table:table-cell>
          <table:table-cell table:style-name="ce3" office:value-type="float" office:value="84">
            <text:p>84</text:p>
          </table:table-cell>
          <table:table-cell table:style-name="ce3" office:value-type="float" office:value="3024">
            <text:p>3024</text:p>
          </table:table-cell>
        </table:table-row>
        <table:table-row>
          <table:table-cell table:number-columns-repeated="2"/>
          <table:table-cell table:style-name="ce3" office:value-type="float" office:value="1817">
            <text:p>1817</text:p>
          </table:table-cell>
          <table:table-cell table:style-name="ce3" office:value-type="float" office:value="109">
            <text:p>109</text:p>
          </table:table-cell>
          <table:table-cell table:style-name="ce3" office:value-type="float" office:value="4440">
            <text:p>4440</text:p>
          </table:table-cell>
        </table:table-row>
        <table:table-row>
          <table:table-cell table:number-columns-repeated="2"/>
          <table:table-cell table:style-name="ce3" office:value-type="float" office:value="1124">
            <text:p>1124</text:p>
          </table:table-cell>
          <table:table-cell table:style-name="ce3" office:value-type="float" office:value="70">
            <text:p>70</text:p>
          </table:table-cell>
          <table:table-cell table:style-name="ce3" office:value-type="float" office:value="3192">
            <text:p>3192</text:p>
          </table:table-cell>
        </table:table-row>
        <table:table-row>
          <table:table-cell table:number-columns-repeated="2"/>
          <table:table-cell table:style-name="ce3" office:value-type="float" office:value="1779">
            <text:p>1779</text:p>
          </table:table-cell>
          <table:table-cell table:style-name="ce3" office:value-type="float" office:value="98">
            <text:p>98</text:p>
          </table:table-cell>
          <table:table-cell table:style-name="ce3" office:value-type="float" office:value="3907">
            <text:p>3907</text:p>
          </table:table-cell>
        </table:table-row>
        <table:table-row>
          <table:table-cell table:number-columns-repeated="2"/>
          <table:table-cell table:style-name="ce3" office:value-type="float" office:value="1616">
            <text:p>1616</text:p>
          </table:table-cell>
          <table:table-cell table:style-name="ce3" office:value-type="float" office:value="76">
            <text:p>76</text:p>
          </table:table-cell>
          <table:table-cell table:style-name="ce3" office:value-type="float" office:value="4053">
            <text:p>4053</text:p>
          </table:table-cell>
        </table:table-row>
        <table:table-row>
          <table:table-cell table:number-columns-repeated="2"/>
          <table:table-cell table:style-name="ce3" office:value-type="float" office:value="1447">
            <text:p>1447</text:p>
          </table:table-cell>
          <table:table-cell table:style-name="ce3" office:value-type="float" office:value="33">
            <text:p>33</text:p>
          </table:table-cell>
          <table:table-cell table:style-name="ce3" office:value-type="float" office:value="4440">
            <text:p>4440</text:p>
          </table:table-cell>
        </table:table-row>
        <table:table-row table:number-rows-repeated="2">
          <table:table-cell table:number-columns-repeated="5"/>
        </table:table-row>
        <table:table-row>
          <table:table-cell table:number-columns-repeated="2"/>
          <table:table-cell table:style-name="ce3" office:value-type="float" office:value="1855">
            <text:p>1855</text:p>
          </table:table-cell>
          <table:table-cell table:style-name="ce3" office:value-type="float" office:value="94">
            <text:p>94</text:p>
          </table:table-cell>
          <table:table-cell table:style-name="ce3" office:value-type="float" office:value="4471">
            <text:p>4471</text:p>
          </table:table-cell>
        </table:table-row>
        <table:table-row>
          <table:table-cell table:number-columns-repeated="2"/>
          <table:table-cell table:style-name="ce3" office:value-type="float" office:value="2021">
            <text:p>2021</text:p>
          </table:table-cell>
          <table:table-cell table:style-name="ce3" office:value-type="float" office:value="224">
            <text:p>224</text:p>
          </table:table-cell>
          <table:table-cell table:style-name="ce3" office:value-type="float" office:value="4661">
            <text:p>4661</text:p>
          </table:table-cell>
        </table:table-row>
        <table:table-row>
          <table:table-cell table:number-columns-repeated="2"/>
          <table:table-cell table:style-name="ce3" office:value-type="float" office:value="1362">
            <text:p>1362</text:p>
          </table:table-cell>
          <table:table-cell table:style-name="ce3" office:value-type="float" office:value="81">
            <text:p>81</text:p>
          </table:table-cell>
          <table:table-cell table:style-name="ce3" office:value-type="float" office:value="3517">
            <text:p>3517</text:p>
          </table:table-cell>
        </table:table-row>
        <table:table-row>
          <table:table-cell table:number-columns-repeated="2"/>
          <table:table-cell table:style-name="ce3" office:value-type="float" office:value="1370">
            <text:p>1370</text:p>
          </table:table-cell>
          <table:table-cell table:style-name="ce3" office:value-type="float" office:value="162">
            <text:p>162</text:p>
          </table:table-cell>
          <table:table-cell table:style-name="ce3" office:value-type="float" office:value="3633">
            <text:p>3633</text:p>
          </table:table-cell>
        </table:table-row>
        <table:table-row>
          <table:table-cell table:number-columns-repeated="2"/>
          <table:table-cell table:style-name="ce3" office:value-type="float" office:value="2086">
            <text:p>2086</text:p>
          </table:table-cell>
          <table:table-cell table:style-name="ce3" office:value-type="float" office:value="311">
            <text:p>311</text:p>
          </table:table-cell>
          <table:table-cell table:style-name="ce3" office:value-type="float" office:value="4472">
            <text:p>4472</text:p>
          </table:table-cell>
        </table:table-row>
        <table:table-row>
          <table:table-cell table:number-columns-repeated="2"/>
          <table:table-cell table:style-name="ce3" office:value-type="float" office:value="1339">
            <text:p>1339</text:p>
          </table:table-cell>
          <table:table-cell table:style-name="ce3" office:value-type="float" office:value="67">
            <text:p>67</text:p>
          </table:table-cell>
          <table:table-cell table:style-name="ce3" office:value-type="float" office:value="3960">
            <text:p>3960</text:p>
          </table:table-cell>
        </table:table-row>
        <table:table-row>
          <table:table-cell table:number-columns-repeated="2"/>
          <table:table-cell table:style-name="ce3" office:value-type="float" office:value="2133">
            <text:p>2133</text:p>
          </table:table-cell>
          <table:table-cell table:style-name="ce3" office:value-type="float" office:value="128">
            <text:p>128</text:p>
          </table:table-cell>
          <table:table-cell table:style-name="ce3" office:value-type="float" office:value="4794">
            <text:p>4794</text:p>
          </table:table-cell>
        </table:table-row>
        <table:table-row>
          <table:table-cell table:number-columns-repeated="2"/>
          <table:table-cell table:style-name="ce3" office:value-type="float" office:value="1948">
            <text:p>1948</text:p>
          </table:table-cell>
          <table:table-cell table:style-name="ce3" office:value-type="float" office:value="51">
            <text:p>51</text:p>
          </table:table-cell>
          <table:table-cell table:style-name="ce3" office:value-type="float" office:value="4930">
            <text:p>4930</text:p>
          </table:table-cell>
        </table:table-row>
        <table:table-row>
          <table:table-cell table:number-columns-repeated="2"/>
          <table:table-cell table:style-name="ce3" office:value-type="float" office:value="1764">
            <text:p>1764</text:p>
          </table:table-cell>
          <table:table-cell table:style-name="ce3" office:value-type="float" office:value="51">
            <text:p>51</text:p>
          </table:table-cell>
          <table:table-cell table:style-name="ce3" office:value-type="float" office:value="4930">
            <text:p>4930</text:p>
          </table:table-cell>
        </table:table-row>
        <table:table-row table:number-rows-repeated="2">
          <table:table-cell table:number-columns-repeated="5"/>
        </table:table-row>
        <table:table-row>
          <table:table-cell table:number-columns-repeated="2"/>
          <table:table-cell table:style-name="ce3" office:value-type="float" office:value="1338">
            <text:p>1338</text:p>
          </table:table-cell>
          <table:table-cell table:style-name="ce3" office:value-type="float" office:value="41">
            <text:p>41</text:p>
          </table:table-cell>
          <table:table-cell table:style-name="ce3" office:value-type="float" office:value="3360">
            <text:p>3360</text:p>
          </table:table-cell>
        </table:table-row>
        <table:table-row>
          <table:table-cell table:number-columns-repeated="2"/>
          <table:table-cell table:style-name="ce3" office:value-type="float" office:value="1412">
            <text:p>1412</text:p>
          </table:table-cell>
          <table:table-cell table:style-name="ce3" office:value-type="float" office:value="78">
            <text:p>78</text:p>
          </table:table-cell>
          <table:table-cell table:style-name="ce3" office:value-type="float" office:value="3673">
            <text:p>3673</text:p>
          </table:table-cell>
        </table:table-row>
        <table:table-row>
          <table:table-cell table:number-columns-repeated="2"/>
          <table:table-cell table:style-name="ce3" office:value-type="float" office:value="902">
            <text:p>902</text:p>
          </table:table-cell>
          <table:table-cell table:style-name="ce3" office:value-type="float" office:value="58">
            <text:p>58</text:p>
          </table:table-cell>
          <table:table-cell table:style-name="ce3" office:value-type="float" office:value="2571">
            <text:p>2571</text:p>
          </table:table-cell>
        </table:table-row>
        <table:table-row>
          <table:table-cell table:number-columns-repeated="2"/>
          <table:table-cell table:style-name="ce3" office:value-type="float" office:value="875">
            <text:p>875</text:p>
          </table:table-cell>
          <table:table-cell table:style-name="ce3" office:value-type="float" office:value="94">
            <text:p>94</text:p>
          </table:table-cell>
          <table:table-cell table:style-name="ce3" office:value-type="float" office:value="2649">
            <text:p>2649</text:p>
          </table:table-cell>
        </table:table-row>
        <table:table-row>
          <table:table-cell table:number-columns-repeated="2"/>
          <table:table-cell table:style-name="ce3" office:value-type="float" office:value="1431">
            <text:p>1431</text:p>
          </table:table-cell>
          <table:table-cell table:style-name="ce3" office:value-type="float" office:value="101">
            <text:p>101</text:p>
          </table:table-cell>
          <table:table-cell table:style-name="ce3" office:value-type="float" office:value="3685">
            <text:p>3685</text:p>
          </table:table-cell>
        </table:table-row>
        <table:table-row>
          <table:table-cell table:number-columns-repeated="2"/>
          <table:table-cell table:style-name="ce3" office:value-type="float" office:value="864">
            <text:p>864</text:p>
          </table:table-cell>
          <table:table-cell table:style-name="ce3" office:value-type="float" office:value="67">
            <text:p>67</text:p>
          </table:table-cell>
          <table:table-cell table:style-name="ce3" office:value-type="float" office:value="2286">
            <text:p>2286</text:p>
          </table:table-cell>
        </table:table-row>
        <table:table-row>
          <table:table-cell table:number-columns-repeated="2"/>
          <table:table-cell table:style-name="ce3" office:value-type="float" office:value="1457">
            <text:p>1457</text:p>
          </table:table-cell>
          <table:table-cell table:style-name="ce3" office:value-type="float" office:value="83">
            <text:p>83</text:p>
          </table:table-cell>
          <table:table-cell table:style-name="ce3" office:value-type="float" office:value="3521">
            <text:p>3521</text:p>
          </table:table-cell>
        </table:table-row>
        <table:table-row>
          <table:table-cell table:number-columns-repeated="2"/>
          <table:table-cell table:style-name="ce3" office:value-type="float" office:value="1353">
            <text:p>1353</text:p>
          </table:table-cell>
          <table:table-cell table:style-name="ce3" office:value-type="float" office:value="57">
            <text:p>57</text:p>
          </table:table-cell>
          <table:table-cell table:style-name="ce3" office:value-type="float" office:value="3467">
            <text:p>3467</text:p>
          </table:table-cell>
        </table:table-row>
        <table:table-row>
          <table:table-cell table:number-columns-repeated="2"/>
          <table:table-cell table:style-name="ce3" office:value-type="float" office:value="1204">
            <text:p>1204</text:p>
          </table:table-cell>
          <table:table-cell table:style-name="ce3" office:value-type="float" office:value="41">
            <text:p>41</text:p>
          </table:table-cell>
          <table:table-cell table:style-name="ce3" office:value-type="float" office:value="3685">
            <text:p>3685</text:p>
          </table:table-cell>
        </table:table-row>
        <table:table-row table:number-rows-repeated="2">
          <table:table-cell table:number-columns-repeated="5"/>
        </table:table-row>
        <table:table-row>
          <table:table-cell table:number-columns-repeated="2"/>
          <table:table-cell table:style-name="ce3" office:value-type="float" office:value="953">
            <text:p>953</text:p>
          </table:table-cell>
          <table:table-cell table:style-name="ce3" office:value-type="float" office:value="39">
            <text:p>39</text:p>
          </table:table-cell>
          <table:table-cell table:style-name="ce3" office:value-type="float" office:value="1845">
            <text:p>1845</text:p>
          </table:table-cell>
        </table:table-row>
        <table:table-row>
          <table:table-cell table:number-columns-repeated="2"/>
          <table:table-cell table:style-name="ce3" office:value-type="float" office:value="1017">
            <text:p>1017</text:p>
          </table:table-cell>
          <table:table-cell table:style-name="ce3" office:value-type="float" office:value="53">
            <text:p>53</text:p>
          </table:table-cell>
          <table:table-cell table:style-name="ce3" office:value-type="float" office:value="2009">
            <text:p>2009</text:p>
          </table:table-cell>
        </table:table-row>
        <table:table-row>
          <table:table-cell table:number-columns-repeated="2"/>
          <table:table-cell table:style-name="ce3" office:value-type="float" office:value="632">
            <text:p>632</text:p>
          </table:table-cell>
          <table:table-cell table:style-name="ce3" office:value-type="float" office:value="63">
            <text:p>63</text:p>
          </table:table-cell>
          <table:table-cell table:style-name="ce3" office:value-type="float" office:value="1600">
            <text:p>1600</text:p>
          </table:table-cell>
        </table:table-row>
        <table:table-row>
          <table:table-cell table:number-columns-repeated="2"/>
          <table:table-cell table:style-name="ce3" office:value-type="float" office:value="649">
            <text:p>649</text:p>
          </table:table-cell>
          <table:table-cell table:style-name="ce3" office:value-type="float" office:value="67">
            <text:p>67</text:p>
          </table:table-cell>
          <table:table-cell table:style-name="ce3" office:value-type="float" office:value="1478">
            <text:p>1478</text:p>
          </table:table-cell>
        </table:table-row>
        <table:table-row>
          <table:table-cell table:number-columns-repeated="2"/>
          <table:table-cell table:style-name="ce3" office:value-type="float" office:value="1066">
            <text:p>1066</text:p>
          </table:table-cell>
          <table:table-cell table:style-name="ce3" office:value-type="float" office:value="78">
            <text:p>78</text:p>
          </table:table-cell>
          <table:table-cell table:style-name="ce3" office:value-type="float" office:value="1939">
            <text:p>1939</text:p>
          </table:table-cell>
        </table:table-row>
        <table:table-row>
          <table:table-cell table:number-columns-repeated="2"/>
          <table:table-cell table:style-name="ce3" office:value-type="float" office:value="612">
            <text:p>612</text:p>
          </table:table-cell>
          <table:table-cell table:style-name="ce3" office:value-type="float" office:value="35">
            <text:p>35</text:p>
          </table:table-cell>
          <table:table-cell table:style-name="ce3" office:value-type="float" office:value="1575">
            <text:p>1575</text:p>
          </table:table-cell>
        </table:table-row>
        <table:table-row>
          <table:table-cell table:number-columns-repeated="2"/>
          <table:table-cell table:style-name="ce3" office:value-type="float" office:value="1069">
            <text:p>1069</text:p>
          </table:table-cell>
          <table:table-cell table:style-name="ce3" office:value-type="float" office:value="120">
            <text:p>120</text:p>
          </table:table-cell>
          <table:table-cell table:style-name="ce3" office:value-type="float" office:value="1906">
            <text:p>1906</text:p>
          </table:table-cell>
        </table:table-row>
        <table:table-row>
          <table:table-cell table:number-columns-repeated="2"/>
          <table:table-cell table:style-name="ce3" office:value-type="float" office:value="1019">
            <text:p>1019</text:p>
          </table:table-cell>
          <table:table-cell table:style-name="ce3" office:value-type="float" office:value="66">
            <text:p>66</text:p>
          </table:table-cell>
          <table:table-cell table:style-name="ce3" office:value-type="float" office:value="1912">
            <text:p>1912</text:p>
          </table:table-cell>
        </table:table-row>
        <table:table-row>
          <table:table-cell table:number-columns-repeated="2"/>
          <table:table-cell table:style-name="ce3" office:value-type="float" office:value="877">
            <text:p>877</text:p>
          </table:table-cell>
          <table:table-cell table:style-name="ce3" office:value-type="float" office:value="35">
            <text:p>35</text:p>
          </table:table-cell>
          <table:table-cell table:style-name="ce3" office:value-type="float" office:value="2009">
            <text:p>2009</text:p>
          </table:table-cell>
        </table:table-row>
        <table:table-row table:number-rows-repeated="2">
          <table:table-cell table:number-columns-repeated="5"/>
        </table:table-row>
        <table:table-row>
          <table:table-cell table:number-columns-repeated="2"/>
          <table:table-cell table:style-name="ce3" office:value-type="float" office:value="1929">
            <text:p>1929</text:p>
          </table:table-cell>
          <table:table-cell table:style-name="ce3" office:value-type="float" office:value="42">
            <text:p>42</text:p>
          </table:table-cell>
          <table:table-cell table:style-name="ce3" office:value-type="float" office:value="15490">
            <text:p>15490</text:p>
          </table:table-cell>
        </table:table-row>
        <table:table-row>
          <table:table-cell table:number-columns-repeated="2"/>
          <table:table-cell table:style-name="ce3" office:value-type="float" office:value="2068">
            <text:p>2068</text:p>
          </table:table-cell>
          <table:table-cell table:style-name="ce3" office:value-type="float" office:value="59">
            <text:p>59</text:p>
          </table:table-cell>
          <table:table-cell table:style-name="ce3" office:value-type="float" office:value="15884">
            <text:p>15884</text:p>
          </table:table-cell>
        </table:table-row>
        <table:table-row>
          <table:table-cell table:number-columns-repeated="2"/>
          <table:table-cell table:style-name="ce3" office:value-type="float" office:value="1453">
            <text:p>1453</text:p>
          </table:table-cell>
          <table:table-cell table:style-name="ce3" office:value-type="float" office:value="35">
            <text:p>35</text:p>
          </table:table-cell>
          <table:table-cell table:style-name="ce3" office:value-type="float" office:value="14743">
            <text:p>14743</text:p>
          </table:table-cell>
        </table:table-row>
        <table:table-row>
          <table:table-cell table:number-columns-repeated="2"/>
          <table:table-cell table:style-name="ce3" office:value-type="float" office:value="1701">
            <text:p>1701</text:p>
          </table:table-cell>
          <table:table-cell table:style-name="ce3" office:value-type="float" office:value="63">
            <text:p>63</text:p>
          </table:table-cell>
          <table:table-cell table:style-name="ce3" office:value-type="float" office:value="14365">
            <text:p>14365</text:p>
          </table:table-cell>
        </table:table-row>
        <table:table-row>
          <table:table-cell table:number-columns-repeated="2"/>
          <table:table-cell table:style-name="ce3" office:value-type="float" office:value="2717">
            <text:p>2717</text:p>
          </table:table-cell>
          <table:table-cell table:style-name="ce3" office:value-type="float" office:value="124">
            <text:p>124</text:p>
          </table:table-cell>
          <table:table-cell table:style-name="ce3" office:value-type="float" office:value="16187">
            <text:p>16187</text:p>
          </table:table-cell>
        </table:table-row>
        <table:table-row>
          <table:table-cell table:number-columns-repeated="2"/>
          <table:table-cell table:style-name="ce3" office:value-type="float" office:value="1690">
            <text:p>1690</text:p>
          </table:table-cell>
          <table:table-cell table:style-name="ce3" office:value-type="float" office:value="84">
            <text:p>84</text:p>
          </table:table-cell>
          <table:table-cell table:style-name="ce3" office:value-type="float" office:value="13913">
            <text:p>13913</text:p>
          </table:table-cell>
        </table:table-row>
        <table:table-row>
          <table:table-cell table:number-columns-repeated="2"/>
          <table:table-cell table:style-name="ce3" office:value-type="float" office:value="2248">
            <text:p>2248</text:p>
          </table:table-cell>
          <table:table-cell table:style-name="ce3" office:value-type="float" office:value="143">
            <text:p>143</text:p>
          </table:table-cell>
          <table:table-cell table:style-name="ce3" office:value-type="float" office:value="16107">
            <text:p>16107</text:p>
          </table:table-cell>
        </table:table-row>
        <table:table-row>
          <table:table-cell table:number-columns-repeated="2"/>
          <table:table-cell table:style-name="ce3" office:value-type="float" office:value="1910">
            <text:p>1910</text:p>
          </table:table-cell>
          <table:table-cell table:style-name="ce3" office:value-type="float" office:value="60">
            <text:p>60</text:p>
          </table:table-cell>
          <table:table-cell table:style-name="ce3" office:value-type="float" office:value="16082">
            <text:p>16082</text:p>
          </table:table-cell>
        </table:table-row>
        <table:table-row>
          <table:table-cell table:number-columns-repeated="2"/>
          <table:table-cell table:style-name="ce3" office:value-type="float" office:value="1965">
            <text:p>1965</text:p>
          </table:table-cell>
          <table:table-cell table:style-name="ce3" office:value-type="float" office:value="35">
            <text:p>35</text:p>
          </table:table-cell>
          <table:table-cell table:style-name="ce3" office:value-type="float" office:value="16187">
            <text:p>1618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4-20T14:38:28.367680352</dc:date>
    <meta:editing-duration>PT3M20S</meta:editing-duration>
    <meta:editing-cycles>3</meta:editing-cycles>
    <meta:generator>LibreOffice/7.3.7.2$Linux_X86_64 LibreOffice_project/30$Build-2</meta:generator>
    <meta:document-statistic meta:table-count="2" meta:cell-count="647" meta:object-count="0"/>
  </office:meta>
</office:document-meta>
</file>